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1.579cm"/>
    </style:style>
    <style:style style:name="co24" style:family="table-column">
      <style:table-column-properties fo:break-before="auto" style:column-width="6.209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4.628cm"/>
    </style:style>
    <style:style style:name="co27" style:family="table-column">
      <style:table-column-properties fo:break-before="auto" style:column-width="3.403cm"/>
    </style:style>
    <style:style style:name="co28" style:family="table-column">
      <style:table-column-properties fo:break-before="auto" style:column-width="1.6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1"/>
    <style:style style:name="ce4" style:family="table-cell" style:parent-style-name="Default" style:data-style-name="N119"/>
    <style:style style:name="ce5" style:family="table-cell" style:parent-style-name="Default" style:data-style-name="N2"/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; v = [cos(1), sin(1)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x = [0.532282, 0.531928, 0.267589]; v = [0.665341, 0.668661, 0.331986]; r = 0.2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>
            <text:p><text:s/>BigInt[2,2,1] <text:s text:c="2"/></text:p>
          </table:table-cell>
          <table:table-cell office:value-type="string">
            <text:p><text:s/>BigInt[2,2,1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0,0] <text:s text:c="2"/></text:p>
          </table:table-cell>
          <table:table-cell office:value-type="string">
            <text:p><text:s/>BigInt[0,0,0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3,-1] </text:p>
          </table:table-cell>
          <table:table-cell office:value-type="string">
            <text:p><text:s/>BigInt[-2,3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2,-1] </text:p>
          </table:table-cell>
          <table:table-cell office:value-type="string">
            <text:p><text:s/>BigInt[-2,2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4,7,2] <text:s/></text:p>
          </table:table-cell>
          <table:table-cell office:value-type="string">
            <text:p><text:s/>BigInt[-4,7,2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-3,8,0] <text:s/></text:p>
          </table:table-cell>
          <table:table-cell office:value-type="string">
            <text:p><text:s/>BigInt[-3,8,0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27,4] <text:s/></text:p>
          </table:table-cell>
          <table:table-cell office:value-type="string">
            <text:p><text:s/>BigInt[0,27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,27,3] <text:s/></text:p>
          </table:table-cell>
          <table:table-cell office:value-type="string">
            <text:p><text:s/>BigInt[1,27,3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8,29,4] <text:s/></text:p>
          </table:table-cell>
          <table:table-cell office:value-type="string">
            <text:p><text:s/>BigInt[8,29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0,26,7] </text:p>
          </table:table-cell>
          <table:table-cell office:value-type="string">
            <text:p><text:s/>BigInt[10,26,7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17,22,5] </text:p>
          </table:table-cell>
          <table:table-cell office:value-type="string">
            <text:p><text:s/>BigInt[17,22,5]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BigInt[13,21,-2]</text:p>
          </table:table-cell>
          <table:table-cell table:style-name="ce2" office:value-type="string">
            <text:p><text:s/>BigInt[12,20,-6] </text:p>
          </table:table-cell>
          <table:table-cell table:number-columns-repeated="1022"/>
        </table:table-row>
        <table:table-row table:style-name="ro1">
          <table:table-cell office:value-type="string">
            <text:p><text:s/>BigInt[16,22,-4]</text:p>
          </table:table-cell>
          <table:table-cell office:value-type="string">
            <text:p><text:s/>BigInt[22,26,-17]</text:p>
          </table:table-cell>
          <table:table-cell table:number-columns-repeated="1022"/>
        </table:table-row>
        <table:table-row table:style-name="ro1">
          <table:table-cell office:value-type="string">
            <text:p><text:s/>BigInt[14,21,-4]</text:p>
          </table:table-cell>
          <table:table-cell office:value-type="string">
            <text:p><text:s/>BigInt[17,25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11,28,2] </text:p>
          </table:table-cell>
          <table:table-cell office:value-type="string">
            <text:p><text:s/>BigInt[10,15,-22]</text:p>
          </table:table-cell>
          <table:table-cell table:number-columns-repeated="1022"/>
        </table:table-row>
        <table:table-row table:style-name="ro1">
          <table:table-cell office:value-type="string">
            <text:p><text:s/>BigInt[2,34,3] <text:s/></text:p>
          </table:table-cell>
          <table:table-cell office:value-type="string">
            <text:p><text:s/>BigInt[11,13,-19]</text:p>
          </table:table-cell>
          <table:table-cell table:number-columns-repeated="1022"/>
        </table:table-row>
        <table:table-row table:style-name="ro1">
          <table:table-cell office:value-type="string">
            <text:p><text:s/>BigInt[-2,39,7] </text:p>
          </table:table-cell>
          <table:table-cell office:value-type="string">
            <text:p><text:s/>BigInt[12,12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0,39,8]</text:p>
          </table:table-cell>
          <table:table-cell office:value-type="string">
            <text:p><text:s/>BigInt[20,-1,-13]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 new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4"/>
        <table:table-column table:style-name="co12" table:default-cell-style-name="ce3"/>
        <table:table-column table:style-name="co12" table:default-cell-style-name="Default"/>
        <table:table-column table:style-name="co25" table:default-cell-style-name="ce3"/>
        <table:table-column table:style-name="co26" table:default-cell-style-name="ce4"/>
        <table:table-column table:style-name="co12" table:default-cell-style-name="ce3"/>
        <table:table-column table:style-name="co12" table:default-cell-style-name="Default"/>
        <table:table-column table:style-name="co27" table:default-cell-style-name="ce5"/>
        <table:table-column table:style-name="co13" table:default-cell-style-name="ce4"/>
        <table:table-column table:style-name="co28" table:default-cell-style-name="ce3"/>
        <table:table-row table:style-name="ro1">
          <table:table-cell office:value-type="string">
            <text:p>x = [0.01, 0.445]; v = [cos(), sin()]; r = <text:s/>0.1; t = 200; prec = 512</text:p>
          </table:table-cell>
          <table:table-cell table:number-columns-repeated="3"/>
          <table:table-cell office:value-type="string">
            <text:p>After the E 2D first step fix</text:p>
          </table:table-cell>
          <table:table-cell table:number-columns-repeated="3"/>
          <table:table-cell office:value-type="string">
            <text:p>Angle, degrees</text:p>
          </table:table-cell>
          <table:table-cell office:value-type="string">
            <text:p>Norm of diff.</text:p>
          </table:table-cell>
          <table:table-cell office:value-type="string">
            <text:p>Div. step</text:p>
          </table:table-cell>
        </table:table-row>
        <table:table-row table:style-name="ro2">
          <table:table-cell office:value-type="string">
            <text:p>Angle</text:p>
          </table:table-cell>
          <table:table-cell office:value-type="string">
            <text:p>Norm of difference at diverging step</text:p>
          </table:table-cell>
          <table:table-cell office:value-type="string">
            <text:p>Diverging step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60">
            <text:p>36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97729620213286">
            <text:p>0.9772962021</text:p>
          </table:table-cell>
          <table:table-cell office:value-type="float" office:value="1">
            <text:p>1</text:p>
          </table:table-cell>
          <table:table-cell/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173.52">
            <text:p>173.52</text:p>
          </table:table-cell>
          <table:table-cell office:value-type="float" office:value="6.04064349210215">
            <text:p>6.04064349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356.04">
            <text:p>356.04</text:p>
          </table:table-cell>
          <table:table-cell office:value-type="float" office:value="6.09636084496775">
            <text:p>6.09636084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358.2">
            <text:p>358.20</text:p>
          </table:table-cell>
          <table:table-cell office:value-type="float" office:value="7.058703044694">
            <text:p>7.058703044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359.64">
            <text:p>359.64</text:p>
          </table:table-cell>
          <table:table-cell office:value-type="float" office:value="5.09626742750119">
            <text:p>5.09626742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9.36">
            <text:p>9.36</text:p>
          </table:table-cell>
          <table:table-cell office:value-type="float" office:value="7.06067584680915">
            <text:p>7.06067584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41.76">
            <text:p>41.76</text:p>
          </table:table-cell>
          <table:table-cell office:value-type="float" office:value="17.0534523142576">
            <text:p>17.0534523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68.84">
            <text:p>168.84</text:p>
          </table:table-cell>
          <table:table-cell office:value-type="float" office:value="6.04183389926462">
            <text:p>6.041833899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307.44">
            <text:p>307.44</text:p>
          </table:table-cell>
          <table:table-cell office:value-type="float" office:value="7.07891933712435">
            <text:p>7.078919337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90.72">
            <text:p>90.72</text:p>
          </table:table-cell>
          <table:table-cell office:value-type="float" office:value="6.06742174214071">
            <text:p>6.067421742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322.92">
            <text:p>322.92</text:p>
          </table:table-cell>
          <table:table-cell office:value-type="float" office:value="7.07482721380578">
            <text:p>7.074827213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0.36">
            <text:p>0.36</text:p>
          </table:table-cell>
          <table:table-cell office:value-type="float" office:value="6.27194458705556">
            <text:p>6.271944587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1.08">
            <text:p>1.08</text:p>
          </table:table-cell>
          <table:table-cell office:value-type="float" office:value="1.3987528170455">
            <text:p>1.398752817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4.32">
            <text:p>4.32</text:p>
          </table:table-cell>
          <table:table-cell office:value-type="float" office:value="5.00798281237514">
            <text:p>5.0079828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8.64">
            <text:p>8.64</text:p>
          </table:table-cell>
          <table:table-cell office:value-type="float" office:value="1.01635657731074">
            <text:p>1.016356577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70.92">
            <text:p>70.92</text:p>
          </table:table-cell>
          <table:table-cell office:value-type="float" office:value="4.09017134015443">
            <text:p>4.090171340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76.68">
            <text:p>76.68</text:p>
          </table:table-cell>
          <table:table-cell office:value-type="float" office:value="7.05854219491292">
            <text:p>7.05854219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79.2">
            <text:p>79.20</text:p>
          </table:table-cell>
          <table:table-cell office:value-type="float" office:value="2.79301887624351">
            <text:p>2.793018876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80.64">
            <text:p>80.64</text:p>
          </table:table-cell>
          <table:table-cell office:value-type="float" office:value="7.2663057822869">
            <text:p>7.26630578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97.92">
            <text:p>97.92</text:p>
          </table:table-cell>
          <table:table-cell office:value-type="float" office:value="3.1966733883252">
            <text:p>3.196673388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01.16">
            <text:p>101.16</text:p>
          </table:table-cell>
          <table:table-cell office:value-type="float" office:value="0.92191083409772">
            <text:p>0.921910834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114.84">
            <text:p>114.84</text:p>
          </table:table-cell>
          <table:table-cell office:value-type="float" office:value="1.40330422108481">
            <text:p>1.403304221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116.28">
            <text:p>116.28</text:p>
          </table:table-cell>
          <table:table-cell office:value-type="float" office:value="1.0064673773837">
            <text:p>1.006467377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124.2">
            <text:p>124.20</text:p>
          </table:table-cell>
          <table:table-cell office:value-type="float" office:value="4.94966946010391">
            <text:p>4.949669460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132.84">
            <text:p>132.84</text:p>
          </table:table-cell>
          <table:table-cell office:value-type="float" office:value="0.900152786811671">
            <text:p>0.900152786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148.32">
            <text:p>148.32</text:p>
          </table:table-cell>
          <table:table-cell office:value-type="float" office:value="24.6093758776094">
            <text:p>24.609375877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171">
            <text:p>171.00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174.6">
            <text:p>174.60</text:p>
          </table:table-cell>
          <table:table-cell office:value-type="float" office:value="4.07994459342786">
            <text:p>4.07994459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178.2">
            <text:p>178.20</text:p>
          </table:table-cell>
          <table:table-cell office:value-type="float" office:value="3.5112584123883">
            <text:p>3.5112584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183.96">
            <text:p>183.96</text:p>
          </table:table-cell>
          <table:table-cell office:value-type="float" office:value="1.43859043491094">
            <text:p>1.43859043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189.72">
            <text:p>189.72</text:p>
          </table:table-cell>
          <table:table-cell office:value-type="float" office:value="6.05861210345666">
            <text:p>6.058612103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198.72">
            <text:p>198.72</text:p>
          </table:table-cell>
          <table:table-cell office:value-type="float" office:value="0.976227602253498">
            <text:p>0.97622760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219.96">
            <text:p>219.96</text:p>
          </table:table-cell>
          <table:table-cell office:value-type="float" office:value="564.025684382692">
            <text:p>564.025684382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225.72">
            <text:p>225.72</text:p>
          </table:table-cell>
          <table:table-cell office:value-type="float" office:value="2.24049684098097">
            <text:p>2.24049684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226.8">
            <text:p>226.80</text:p>
          </table:table-cell>
          <table:table-cell office:value-type="float" office:value="1.00905779800304">
            <text:p>1.009057798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231.84">
            <text:p>231.84</text:p>
          </table:table-cell>
          <table:table-cell office:value-type="float" office:value="3.14089045839384">
            <text:p>3.140890458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232.2">
            <text:p>232.20</text:p>
          </table:table-cell>
          <table:table-cell office:value-type="float" office:value="3.16262256472481">
            <text:p>3.162622564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238.32">
            <text:p>238.32</text:p>
          </table:table-cell>
          <table:table-cell office:value-type="float" office:value="5.33305225035638">
            <text:p>5.333052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252">
            <text:p>252.00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258.84">
            <text:p>258.84</text:p>
          </table:table-cell>
          <table:table-cell office:value-type="float" office:value="0.97210125043144">
            <text:p>0.972101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271.08">
            <text:p>271.08</text:p>
          </table:table-cell>
          <table:table-cell office:value-type="float" office:value="2.25622254387449">
            <text:p>2.256222543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278.28">
            <text:p>278.28</text:p>
          </table:table-cell>
          <table:table-cell office:value-type="float" office:value="0.997911568968444">
            <text:p>0.997911569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279.72">
            <text:p>279.72</text:p>
          </table:table-cell>
          <table:table-cell office:value-type="float" office:value="5.3114375733683">
            <text:p>5.31143757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310.32">
            <text:p>310.32</text:p>
          </table:table-cell>
          <table:table-cell office:value-type="float" office:value="0.967727840510024">
            <text:p>0.967727840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332.28">
            <text:p>332.28</text:p>
          </table:table-cell>
          <table:table-cell office:value-type="float" office:value="13.4153800845019">
            <text:p>13.415380084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.8">
            <text:p>1.80</text:p>
          </table:table-cell>
          <table:table-cell office:value-type="float" office:value="7.08923477234481">
            <text:p>7.0892347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2.88">
            <text:p>2.88</text:p>
          </table:table-cell>
          <table:table-cell office:value-type="float" office:value="0.990181343538094">
            <text:p>0.99018134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3.24">
            <text:p>3.24</text:p>
          </table:table-cell>
          <table:table-cell office:value-type="float" office:value="1.39875417720827">
            <text:p>1.39875417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4.68">
            <text:p>4.68</text:p>
          </table:table-cell>
          <table:table-cell office:value-type="float" office:value="1.32707935954805">
            <text:p>1.3270793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0.8">
            <text:p>10.80</text:p>
          </table:table-cell>
          <table:table-cell office:value-type="float" office:value="9.04333776989233">
            <text:p>9.04333776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1.52">
            <text:p>11.52</text:p>
          </table:table-cell>
          <table:table-cell office:value-type="float" office:value="0.956299854245358">
            <text:p>0.9562998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2.96">
            <text:p>12.96</text:p>
          </table:table-cell>
          <table:table-cell office:value-type="float" office:value="3.51926816822225">
            <text:p>3.51926816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3.32">
            <text:p>13.32</text:p>
          </table:table-cell>
          <table:table-cell office:value-type="float" office:value="3.60503875149976">
            <text:p>3.60503875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4.04">
            <text:p>14.04</text:p>
          </table:table-cell>
          <table:table-cell office:value-type="float" office:value="4.10494625423282">
            <text:p>4.1049462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5.84">
            <text:p>15.84</text:p>
          </table:table-cell>
          <table:table-cell office:value-type="float" office:value="0.935467067643845">
            <text:p>0.93546706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6.56">
            <text:p>16.56</text:p>
          </table:table-cell>
          <table:table-cell office:value-type="float" office:value="6.72155856253899">
            <text:p>6.72155856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.00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.36">
            <text:p>18.36</text:p>
          </table:table-cell>
          <table:table-cell office:value-type="float" office:value="2.28948313055742">
            <text:p>2.2894831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.08">
            <text:p>19.08</text:p>
          </table:table-cell>
          <table:table-cell office:value-type="float" office:value="0.959623811216695">
            <text:p>0.95962381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22.32">
            <text:p>22.32</text:p>
          </table:table-cell>
          <table:table-cell office:value-type="float" office:value="4.12293280527055">
            <text:p>4.12293280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2.68">
            <text:p>22.68</text:p>
          </table:table-cell>
          <table:table-cell office:value-type="float" office:value="0.978713159527086">
            <text:p>0.9787131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4.48">
            <text:p>24.48</text:p>
          </table:table-cell>
          <table:table-cell office:value-type="float" office:value="3.25524532255901">
            <text:p>3.2552453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4.84">
            <text:p>24.84</text:p>
          </table:table-cell>
          <table:table-cell office:value-type="float" office:value="7.17620317280509">
            <text:p>7.1762031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6.28">
            <text:p>26.28</text:p>
          </table:table-cell>
          <table:table-cell office:value-type="float" office:value="9.21851016772717">
            <text:p>9.21851016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9.88">
            <text:p>29.88</text:p>
          </table:table-cell>
          <table:table-cell office:value-type="float" office:value="0.924705665722028">
            <text:p>0.92470566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30.96">
            <text:p>30.96</text:p>
          </table:table-cell>
          <table:table-cell office:value-type="float" office:value="4.47993678697359">
            <text:p>4.4799367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31.32">
            <text:p>31.32</text:p>
          </table:table-cell>
          <table:table-cell office:value-type="float" office:value="2.99933186139784">
            <text:p>2.9993318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34.2">
            <text:p>34.20</text:p>
          </table:table-cell>
          <table:table-cell office:value-type="float" office:value="0.970783321931204">
            <text:p>0.97078332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35.28">
            <text:p>35.28</text:p>
          </table:table-cell>
          <table:table-cell office:value-type="float" office:value="7.18902843981823">
            <text:p>7.18902843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35.64">
            <text:p>35.64</text:p>
          </table:table-cell>
          <table:table-cell office:value-type="float" office:value="3.15187647337722">
            <text:p>3.15187647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.00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36.72">
            <text:p>36.72</text:p>
          </table:table-cell>
          <table:table-cell office:value-type="float" office:value="1.38207330032784">
            <text:p>1.382073300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37.08">
            <text:p>37.08</text:p>
          </table:table-cell>
          <table:table-cell office:value-type="float" office:value="4.05721433020474">
            <text:p>4.05721433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39.96">
            <text:p>39.96</text:p>
          </table:table-cell>
          <table:table-cell office:value-type="float" office:value="3.94514098651982">
            <text:p>3.94514098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40.32">
            <text:p>40.32</text:p>
          </table:table-cell>
          <table:table-cell office:value-type="float" office:value="3.14152574142286">
            <text:p>3.1415257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42.84">
            <text:p>42.84</text:p>
          </table:table-cell>
          <table:table-cell office:value-type="float" office:value="3.54527923064013">
            <text:p>3.5452792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281">
            <text:p>281</text:p>
          </table:table-cell>
          <table:table-cell office:value-type="float" office:value="3.12101896514763">
            <text:p>3.1210189651</text:p>
          </table:table-cell>
          <table:table-cell office:value-type="float" office:value="9">
            <text:p>9</text:p>
          </table:table-cell>
          <table:table-cell/>
          <table:table-cell office:value-type="float" office:value="43.2">
            <text:p>43.20</text:p>
          </table:table-cell>
          <table:table-cell office:value-type="float" office:value="2.25770199927529">
            <text:p>2.25770199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46.08">
            <text:p>46.08</text:p>
          </table:table-cell>
          <table:table-cell office:value-type="float" office:value="4.14199100352151">
            <text:p>4.14199100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47.52">
            <text:p>47.52</text:p>
          </table:table-cell>
          <table:table-cell office:value-type="float" office:value="8.50828295906724">
            <text:p>8.50828295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47.88">
            <text:p>47.88</text:p>
          </table:table-cell>
          <table:table-cell office:value-type="float" office:value="3.06959873713299">
            <text:p>3.06959873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49.32">
            <text:p>49.32</text:p>
          </table:table-cell>
          <table:table-cell office:value-type="float" office:value="4.0224433227005">
            <text:p>4.02244332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50.4">
            <text:p>50.40</text:p>
          </table:table-cell>
          <table:table-cell office:value-type="float" office:value="2.23221136369255">
            <text:p>2.23221136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52.56">
            <text:p>52.56</text:p>
          </table:table-cell>
          <table:table-cell office:value-type="float" office:value="3.13826721717128">
            <text:p>3.13826721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54.72">
            <text:p>54.72</text:p>
          </table:table-cell>
          <table:table-cell office:value-type="float" office:value="0.907900038113667">
            <text:p>0.90790003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55.44">
            <text:p>55.44</text:p>
          </table:table-cell>
          <table:table-cell office:value-type="float" office:value="3.02670762874986">
            <text:p>3.02670762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55.8">
            <text:p>55.80</text:p>
          </table:table-cell>
          <table:table-cell office:value-type="float" office:value="6.71228161456208">
            <text:p>6.71228161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56.16">
            <text:p>56.16</text:p>
          </table:table-cell>
          <table:table-cell office:value-type="float" office:value="3.12582937153046">
            <text:p>3.1258293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56.52">
            <text:p>56.52</text:p>
          </table:table-cell>
          <table:table-cell office:value-type="float" office:value="2.16636127664462">
            <text:p>2.16636127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57.24">
            <text:p>57.24</text:p>
          </table:table-cell>
          <table:table-cell office:value-type="float" office:value="4.22727198600238">
            <text:p>4.22727198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57.96">
            <text:p>57.96</text:p>
          </table:table-cell>
          <table:table-cell office:value-type="float" office:value="13.9191990047442">
            <text:p>13.9191990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59.4">
            <text:p>59.40</text:p>
          </table:table-cell>
          <table:table-cell office:value-type="float" office:value="1.93286452347653">
            <text:p>1.93286452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60.12">
            <text:p>60.12</text:p>
          </table:table-cell>
          <table:table-cell office:value-type="float" office:value="7.15242202015235">
            <text:p>7.1524220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60.48">
            <text:p>60.48</text:p>
          </table:table-cell>
          <table:table-cell office:value-type="float" office:value="0.855731696029408">
            <text:p>0.85573169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61.2">
            <text:p>61.20</text:p>
          </table:table-cell>
          <table:table-cell office:value-type="float" office:value="57.2710572270399">
            <text:p>57.27105722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61.56">
            <text:p>61.56</text:p>
          </table:table-cell>
          <table:table-cell office:value-type="float" office:value="0.985434500813151">
            <text:p>0.9854345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64.44">
            <text:p>64.44</text:p>
          </table:table-cell>
          <table:table-cell office:value-type="float" office:value="3.57276700442479">
            <text:p>3.57276700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65.88">
            <text:p>65.88</text:p>
          </table:table-cell>
          <table:table-cell office:value-type="float" office:value="1.3688887008404">
            <text:p>1.3688887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66.96">
            <text:p>66.96</text:p>
          </table:table-cell>
          <table:table-cell office:value-type="float" office:value="1.93743168010381">
            <text:p>1.93743168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68.04">
            <text:p>68.04</text:p>
          </table:table-cell>
          <table:table-cell office:value-type="float" office:value="3.06738180679407">
            <text:p>3.0673818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69.12">
            <text:p>69.12</text:p>
          </table:table-cell>
          <table:table-cell office:value-type="float" office:value="2.19579944502048">
            <text:p>2.19579944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69.48">
            <text:p>69.48</text:p>
          </table:table-cell>
          <table:table-cell office:value-type="float" office:value="7.1793899595563">
            <text:p>7.1793899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71.64">
            <text:p>71.64</text:p>
          </table:table-cell>
          <table:table-cell office:value-type="float" office:value="0.970980022345229">
            <text:p>0.9709800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72.36">
            <text:p>72.36</text:p>
          </table:table-cell>
          <table:table-cell office:value-type="float" office:value="1.382226621077">
            <text:p>1.38222662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75.6">
            <text:p>75.60</text:p>
          </table:table-cell>
          <table:table-cell office:value-type="float" office:value="4.55142290659869">
            <text:p>4.55142290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75.96">
            <text:p>75.96</text:p>
          </table:table-cell>
          <table:table-cell office:value-type="float" office:value="3.17269538720763">
            <text:p>3.17269538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76.32">
            <text:p>76.32</text:p>
          </table:table-cell>
          <table:table-cell office:value-type="float" office:value="2.99015776513989">
            <text:p>2.99015776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81.36">
            <text:p>81.36</text:p>
          </table:table-cell>
          <table:table-cell office:value-type="float" office:value="2.00336047149879">
            <text:p>2.0033604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81.72">
            <text:p>81.72</text:p>
          </table:table-cell>
          <table:table-cell office:value-type="float" office:value="2.21300781152462">
            <text:p>2.21300781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82.08">
            <text:p>82.08</text:p>
          </table:table-cell>
          <table:table-cell office:value-type="float" office:value="2.20867078072997">
            <text:p>2.20867078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84.96">
            <text:p>84.96</text:p>
          </table:table-cell>
          <table:table-cell office:value-type="float" office:value="4.09095936966668">
            <text:p>4.09095936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85.68">
            <text:p>85.68</text:p>
          </table:table-cell>
          <table:table-cell office:value-type="float" office:value="2.20488717595363">
            <text:p>2.20488717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96.84">
            <text:p>96.84</text:p>
          </table:table-cell>
          <table:table-cell office:value-type="float" office:value="4.0740157388455">
            <text:p>4.07401573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97.56">
            <text:p>97.56</text:p>
          </table:table-cell>
          <table:table-cell office:value-type="float" office:value="1.41078703265005">
            <text:p>1.41078703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99">
            <text:p>99.00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99.72">
            <text:p>99.72</text:p>
          </table:table-cell>
          <table:table-cell office:value-type="float" office:value="4.09662263802172">
            <text:p>4.09662263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100.44">
            <text:p>100.44</text:p>
          </table:table-cell>
          <table:table-cell office:value-type="float" office:value="1.00642135674749">
            <text:p>1.00642135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100.8">
            <text:p>100.80</text:p>
          </table:table-cell>
          <table:table-cell office:value-type="float" office:value="5.10049588444511">
            <text:p>5.10049588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101.52">
            <text:p>101.52</text:p>
          </table:table-cell>
          <table:table-cell office:value-type="float" office:value="5.82965213298462">
            <text:p>5.82965213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101.88">
            <text:p>101.88</text:p>
          </table:table-cell>
          <table:table-cell office:value-type="float" office:value="14.2988280443475">
            <text:p>14.298828044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102.24">
            <text:p>102.24</text:p>
          </table:table-cell>
          <table:table-cell office:value-type="float" office:value="1.34591421003133">
            <text:p>1.34591421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103.32">
            <text:p>103.32</text:p>
          </table:table-cell>
          <table:table-cell office:value-type="float" office:value="1.24071009579296">
            <text:p>1.24071009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103.68">
            <text:p>103.68</text:p>
          </table:table-cell>
          <table:table-cell office:value-type="float" office:value="13.3479643399146">
            <text:p>13.34796433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104.04">
            <text:p>104.04</text:p>
          </table:table-cell>
          <table:table-cell office:value-type="float" office:value="25.1022977212259">
            <text:p>25.1022977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106.92">
            <text:p>106.92</text:p>
          </table:table-cell>
          <table:table-cell office:value-type="float" office:value="1.42377781856305">
            <text:p>1.42377781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107.28">
            <text:p>107.28</text:p>
          </table:table-cell>
          <table:table-cell office:value-type="float" office:value="3.19628082611423">
            <text:p>3.19628082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107.64">
            <text:p>107.64</text:p>
          </table:table-cell>
          <table:table-cell office:value-type="float" office:value="13.1102588362766">
            <text:p>13.11025883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108.36">
            <text:p>108.36</text:p>
          </table:table-cell>
          <table:table-cell office:value-type="float" office:value="8.00243201866465">
            <text:p>8.002432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109.08">
            <text:p>109.08</text:p>
          </table:table-cell>
          <table:table-cell office:value-type="float" office:value="2.23683823413713">
            <text:p>2.23683823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109.8">
            <text:p>109.80</text:p>
          </table:table-cell>
          <table:table-cell office:value-type="float" office:value="2.20641387674706">
            <text:p>2.20641387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11.2260151701018">
            <text:p>11.2260151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112.32">
            <text:p>112.32</text:p>
          </table:table-cell>
          <table:table-cell office:value-type="float" office:value="3.55636764135666">
            <text:p>3.5563676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113.4">
            <text:p>113.40</text:p>
          </table:table-cell>
          <table:table-cell office:value-type="float" office:value="11.0186348800225">
            <text:p>11.01863488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114.48">
            <text:p>114.48</text:p>
          </table:table-cell>
          <table:table-cell office:value-type="float" office:value="1.02012770636284">
            <text:p>1.020127706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116.64">
            <text:p>116.64</text:p>
          </table:table-cell>
          <table:table-cell office:value-type="float" office:value="3.07468397828647">
            <text:p>3.074683978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117">
            <text:p>117.00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119.88">
            <text:p>119.88</text:p>
          </table:table-cell>
          <table:table-cell office:value-type="float" office:value="1.36299131161989">
            <text:p>1.36299131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120.6">
            <text:p>120.60</text:p>
          </table:table-cell>
          <table:table-cell office:value-type="float" office:value="13.0614261281571">
            <text:p>13.06142612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120.96">
            <text:p>120.96</text:p>
          </table:table-cell>
          <table:table-cell office:value-type="float" office:value="2.83580302597492">
            <text:p>2.83580302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121.68">
            <text:p>121.68</text:p>
          </table:table-cell>
          <table:table-cell office:value-type="float" office:value="10.0838384334869">
            <text:p>10.08383843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124.56">
            <text:p>124.56</text:p>
          </table:table-cell>
          <table:table-cell office:value-type="float" office:value="2.17333292505383">
            <text:p>2.17333292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124.92">
            <text:p>124.92</text:p>
          </table:table-cell>
          <table:table-cell office:value-type="float" office:value="4.09615804006259">
            <text:p>4.09615804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126.36">
            <text:p>126.36</text:p>
          </table:table-cell>
          <table:table-cell office:value-type="float" office:value="4.0153396345682">
            <text:p>4.01533963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126.72">
            <text:p>126.72</text:p>
          </table:table-cell>
          <table:table-cell office:value-type="float" office:value="2.22460861658858">
            <text:p>2.22460861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127.08">
            <text:p>127.08</text:p>
          </table:table-cell>
          <table:table-cell office:value-type="float" office:value="3.96866658666264">
            <text:p>3.96866658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129.24">
            <text:p>129.24</text:p>
          </table:table-cell>
          <table:table-cell office:value-type="float" office:value="2.18733288792673">
            <text:p>2.1873328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131.04">
            <text:p>131.04</text:p>
          </table:table-cell>
          <table:table-cell office:value-type="float" office:value="2.98622966864865">
            <text:p>2.98622966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131.76">
            <text:p>131.76</text:p>
          </table:table-cell>
          <table:table-cell office:value-type="float" office:value="6.00818759804904">
            <text:p>6.00818759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133.2">
            <text:p>133.20</text:p>
          </table:table-cell>
          <table:table-cell office:value-type="float" office:value="8.97087979506722">
            <text:p>8.97087979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133.56">
            <text:p>133.56</text:p>
          </table:table-cell>
          <table:table-cell office:value-type="float" office:value="0.947358503807991">
            <text:p>0.9473585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134.28">
            <text:p>134.28</text:p>
          </table:table-cell>
          <table:table-cell office:value-type="float" office:value="1.34934443229302">
            <text:p>1.34934443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135.36">
            <text:p>135.36</text:p>
          </table:table-cell>
          <table:table-cell office:value-type="float" office:value="4.10128263344581">
            <text:p>4.10128263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136.08">
            <text:p>136.08</text:p>
          </table:table-cell>
          <table:table-cell office:value-type="float" office:value="5.38665942887544">
            <text:p>5.38665942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138.24">
            <text:p>138.24</text:p>
          </table:table-cell>
          <table:table-cell office:value-type="float" office:value="1.00210933783433">
            <text:p>1.00210933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138.6">
            <text:p>138.60</text:p>
          </table:table-cell>
          <table:table-cell office:value-type="float" office:value="2.21040181707716">
            <text:p>2.21040181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139.32">
            <text:p>139.32</text:p>
          </table:table-cell>
          <table:table-cell office:value-type="float" office:value="6.75841994912881">
            <text:p>6.75841994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39.68">
            <text:p>139.68</text:p>
          </table:table-cell>
          <table:table-cell office:value-type="float" office:value="3.00955144783467">
            <text:p>3.00955144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40.04">
            <text:p>140.04</text:p>
          </table:table-cell>
          <table:table-cell office:value-type="float" office:value="4.46348234146329">
            <text:p>4.46348234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41.12">
            <text:p>141.12</text:p>
          </table:table-cell>
          <table:table-cell office:value-type="float" office:value="2.21391633585266">
            <text:p>2.21391633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42.56">
            <text:p>142.56</text:p>
          </table:table-cell>
          <table:table-cell office:value-type="float" office:value="6.0626767047442">
            <text:p>6.0626767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44.36">
            <text:p>144.36</text:p>
          </table:table-cell>
          <table:table-cell office:value-type="float" office:value="4.11277622124138">
            <text:p>4.1127762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46.88">
            <text:p>146.88</text:p>
          </table:table-cell>
          <table:table-cell office:value-type="float" office:value="3.16421086234054">
            <text:p>3.16421086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50.12">
            <text:p>150.12</text:p>
          </table:table-cell>
          <table:table-cell office:value-type="float" office:value="1.37685044286782">
            <text:p>1.376850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51.56">
            <text:p>151.56</text:p>
          </table:table-cell>
          <table:table-cell office:value-type="float" office:value="8.96282507231076">
            <text:p>8.9628250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52.64">
            <text:p>152.64</text:p>
          </table:table-cell>
          <table:table-cell office:value-type="float" office:value="7.06403146269835">
            <text:p>7.06403146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53.72">
            <text:p>153.72</text:p>
          </table:table-cell>
          <table:table-cell office:value-type="float" office:value="4.93518541057244">
            <text:p>4.9351854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55.16">
            <text:p>155.16</text:p>
          </table:table-cell>
          <table:table-cell office:value-type="float" office:value="3.15730423950022">
            <text:p>3.1573042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55.52">
            <text:p>155.52</text:p>
          </table:table-cell>
          <table:table-cell office:value-type="float" office:value="0.922601018676243">
            <text:p>0.922601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58.76">
            <text:p>158.76</text:p>
          </table:table-cell>
          <table:table-cell office:value-type="float" office:value="19.4294511481549">
            <text:p>19.42945114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59.48">
            <text:p>159.48</text:p>
          </table:table-cell>
          <table:table-cell office:value-type="float" office:value="0.994822563622863">
            <text:p>0.99482256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60.92">
            <text:p>160.92</text:p>
          </table:table-cell>
          <table:table-cell office:value-type="float" office:value="2.25765542523913">
            <text:p>2.25765542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63.08">
            <text:p>163.08</text:p>
          </table:table-cell>
          <table:table-cell office:value-type="float" office:value="4.44106154052556">
            <text:p>4.441061540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64.88">
            <text:p>164.88</text:p>
          </table:table-cell>
          <table:table-cell office:value-type="float" office:value="10.2709106918442">
            <text:p>10.27091069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65.6">
            <text:p>165.60</text:p>
          </table:table-cell>
          <table:table-cell office:value-type="float" office:value="2.16650601516151">
            <text:p>2.16650601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67.76">
            <text:p>167.76</text:p>
          </table:table-cell>
          <table:table-cell office:value-type="float" office:value="7.21741671911753">
            <text:p>7.2174167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68.12">
            <text:p>168.12</text:p>
          </table:table-cell>
          <table:table-cell office:value-type="float" office:value="2.78788879942358">
            <text:p>2.78788879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70.64">
            <text:p>170.64</text:p>
          </table:table-cell>
          <table:table-cell office:value-type="float" office:value="1.01254935581761">
            <text:p>1.01254935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74.24">
            <text:p>174.24</text:p>
          </table:table-cell>
          <table:table-cell office:value-type="float" office:value="3.60507414073454">
            <text:p>3.60507414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79.28">
            <text:p>179.28</text:p>
          </table:table-cell>
          <table:table-cell office:value-type="float" office:value="1.9731121148087">
            <text:p>1.97311211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79.64">
            <text:p>179.64</text:p>
          </table:table-cell>
          <table:table-cell office:value-type="float" office:value="6.68693350573237">
            <text:p>6.68693350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80.36">
            <text:p>180.36</text:p>
          </table:table-cell>
          <table:table-cell office:value-type="float" office:value="1.49025917162493">
            <text:p>1.49025917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82.16">
            <text:p>182.16</text:p>
          </table:table-cell>
          <table:table-cell office:value-type="float" office:value="5.07969401063877">
            <text:p>5.0796940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83.6">
            <text:p>183.60</text:p>
          </table:table-cell>
          <table:table-cell office:value-type="float" office:value="1.410626159589">
            <text:p>1.4106261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84.32">
            <text:p>184.32</text:p>
          </table:table-cell>
          <table:table-cell office:value-type="float" office:value="2.98772733953982">
            <text:p>2.9877273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85.04">
            <text:p>185.04</text:p>
          </table:table-cell>
          <table:table-cell office:value-type="float" office:value="3.13950346325459">
            <text:p>3.1395034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85.4">
            <text:p>185.40</text:p>
          </table:table-cell>
          <table:table-cell office:value-type="float" office:value="3.10285934253538">
            <text:p>3.10285934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86.84">
            <text:p>186.84</text:p>
          </table:table-cell>
          <table:table-cell office:value-type="float" office:value="4.07964203645831">
            <text:p>4.0796420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87.56">
            <text:p>187.56</text:p>
          </table:table-cell>
          <table:table-cell office:value-type="float" office:value="2.24522635367755">
            <text:p>2.24522635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90.8">
            <text:p>190.80</text:p>
          </table:table-cell>
          <table:table-cell office:value-type="float" office:value="8.59415370381549">
            <text:p>8.5941537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91.52">
            <text:p>191.52</text:p>
          </table:table-cell>
          <table:table-cell office:value-type="float" office:value="2.21837224614706">
            <text:p>2.21837224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93.68">
            <text:p>193.68</text:p>
          </table:table-cell>
          <table:table-cell office:value-type="float" office:value="6.37283646038033">
            <text:p>6.37283646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94.4">
            <text:p>194.40</text:p>
          </table:table-cell>
          <table:table-cell office:value-type="float" office:value="2.25619199043275">
            <text:p>2.25619199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95.48">
            <text:p>195.48</text:p>
          </table:table-cell>
          <table:table-cell office:value-type="float" office:value="4.96707448870335">
            <text:p>4.96707448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95.84">
            <text:p>195.84</text:p>
          </table:table-cell>
          <table:table-cell office:value-type="float" office:value="7.33412907895079">
            <text:p>7.33412907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97.28">
            <text:p>197.28</text:p>
          </table:table-cell>
          <table:table-cell office:value-type="float" office:value="0.992144288063799">
            <text:p>0.99214428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98.36">
            <text:p>198.36</text:p>
          </table:table-cell>
          <table:table-cell office:value-type="float" office:value="5.12466516603956">
            <text:p>5.12466516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99.44">
            <text:p>199.44</text:p>
          </table:table-cell>
          <table:table-cell office:value-type="float" office:value="2.00276855456467">
            <text:p>2.00276855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99.8">
            <text:p>199.80</text:p>
          </table:table-cell>
          <table:table-cell office:value-type="float" office:value="3.56669457566912">
            <text:p>3.56669457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200.16">
            <text:p>200.16</text:p>
          </table:table-cell>
          <table:table-cell office:value-type="float" office:value="4.14373522243131">
            <text:p>4.1437352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201.6">
            <text:p>201.60</text:p>
          </table:table-cell>
          <table:table-cell office:value-type="float" office:value="3.12577563569124">
            <text:p>3.12577563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202.32">
            <text:p>202.32</text:p>
          </table:table-cell>
          <table:table-cell office:value-type="float" office:value="2.97328388495237">
            <text:p>2.97328388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205.92">
            <text:p>205.92</text:p>
          </table:table-cell>
          <table:table-cell office:value-type="float" office:value="2.21900010462388">
            <text:p>2.21900010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206.64">
            <text:p>206.64</text:p>
          </table:table-cell>
          <table:table-cell office:value-type="float" office:value="0.970083206113005">
            <text:p>0.9700832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207.72">
            <text:p>207.72</text:p>
          </table:table-cell>
          <table:table-cell office:value-type="float" office:value="6.11342156327417">
            <text:p>6.1134215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209.52">
            <text:p>209.52</text:p>
          </table:table-cell>
          <table:table-cell office:value-type="float" office:value="3.22161506501965">
            <text:p>3.22161506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210.96">
            <text:p>210.96</text:p>
          </table:table-cell>
          <table:table-cell office:value-type="float" office:value="7.8741340520025">
            <text:p>7.874134052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11.68">
            <text:p>211.68</text:p>
          </table:table-cell>
          <table:table-cell office:value-type="float" office:value="0.999733707895221">
            <text:p>0.99973370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12.04">
            <text:p>212.04</text:p>
          </table:table-cell>
          <table:table-cell office:value-type="float" office:value="1.41471040422544">
            <text:p>1.41471040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12.76">
            <text:p>212.76</text:p>
          </table:table-cell>
          <table:table-cell office:value-type="float" office:value="3.6697137902201">
            <text:p>3.66971379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13.48">
            <text:p>213.48</text:p>
          </table:table-cell>
          <table:table-cell office:value-type="float" office:value="5.00836030328964">
            <text:p>5.00836030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17.08">
            <text:p>217.08</text:p>
          </table:table-cell>
          <table:table-cell office:value-type="float" office:value="4.99715561934145">
            <text:p>4.9971556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8.16">
            <text:p>218.16</text:p>
          </table:table-cell>
          <table:table-cell office:value-type="float" office:value="4.08949665937678">
            <text:p>4.08949665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8.88">
            <text:p>218.88</text:p>
          </table:table-cell>
          <table:table-cell office:value-type="float" office:value="17.0577691098046">
            <text:p>17.05776910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9.6">
            <text:p>219.60</text:p>
          </table:table-cell>
          <table:table-cell office:value-type="float" office:value="3.17784586580173">
            <text:p>3.17784586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23.56">
            <text:p>223.56</text:p>
          </table:table-cell>
          <table:table-cell office:value-type="float" office:value="3.13635527941646">
            <text:p>3.13635527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23.92">
            <text:p>223.92</text:p>
          </table:table-cell>
          <table:table-cell office:value-type="float" office:value="4.49022869330404">
            <text:p>4.49022869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24.28">
            <text:p>224.28</text:p>
          </table:table-cell>
          <table:table-cell office:value-type="float" office:value="2.83853948522976">
            <text:p>2.83853948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24.64">
            <text:p>224.64</text:p>
          </table:table-cell>
          <table:table-cell office:value-type="float" office:value="2.02076253447483">
            <text:p>2.020762534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6.08">
            <text:p>226.08</text:p>
          </table:table-cell>
          <table:table-cell office:value-type="float" office:value="3.67043651303392">
            <text:p>3.6704365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7.16">
            <text:p>227.16</text:p>
          </table:table-cell>
          <table:table-cell office:value-type="float" office:value="3.17190421933466">
            <text:p>3.1719042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7.52">
            <text:p>227.52</text:p>
          </table:table-cell>
          <table:table-cell office:value-type="float" office:value="2.20842813903961">
            <text:p>2.20842813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.88">
            <text:p>227.88</text:p>
          </table:table-cell>
          <table:table-cell office:value-type="float" office:value="1.3770549652793">
            <text:p>1.37705496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.24">
            <text:p>228.24</text:p>
          </table:table-cell>
          <table:table-cell office:value-type="float" office:value="2.76425580920373">
            <text:p>2.764255809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30.04">
            <text:p>230.04</text:p>
          </table:table-cell>
          <table:table-cell office:value-type="float" office:value="1.36236083659076">
            <text:p>1.36236083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1.12">
            <text:p>231.12</text:p>
          </table:table-cell>
          <table:table-cell office:value-type="float" office:value="4.28194807887529">
            <text:p>4.2819480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2.56">
            <text:p>232.56</text:p>
          </table:table-cell>
          <table:table-cell office:value-type="float" office:value="5.05404915336834">
            <text:p>5.0540491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2.92">
            <text:p>232.92</text:p>
          </table:table-cell>
          <table:table-cell office:value-type="float" office:value="0.942250807491397">
            <text:p>0.94225080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4">
            <text:p>234.00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36.88">
            <text:p>236.88</text:p>
          </table:table-cell>
          <table:table-cell office:value-type="float" office:value="3.16119385321178">
            <text:p>3.161193853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37.24">
            <text:p>237.24</text:p>
          </table:table-cell>
          <table:table-cell office:value-type="float" office:value="0.970100022152931">
            <text:p>0.9701000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3.36">
            <text:p>243.36</text:p>
          </table:table-cell>
          <table:table-cell office:value-type="float" office:value="0.95069840883304">
            <text:p>0.95069840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3.72">
            <text:p>243.72</text:p>
          </table:table-cell>
          <table:table-cell office:value-type="float" office:value="2.19275977950682">
            <text:p>2.19275977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44.08">
            <text:p>244.08</text:p>
          </table:table-cell>
          <table:table-cell office:value-type="float" office:value="5.35806945039506">
            <text:p>5.35806945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45.52">
            <text:p>245.52</text:p>
          </table:table-cell>
          <table:table-cell office:value-type="float" office:value="1.982456728791">
            <text:p>1.98245672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45.88">
            <text:p>245.88</text:p>
          </table:table-cell>
          <table:table-cell office:value-type="float" office:value="12.0291191375806">
            <text:p>12.02911913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46.96">
            <text:p>246.96</text:p>
          </table:table-cell>
          <table:table-cell office:value-type="float" office:value="31.9563753053548">
            <text:p>31.95637530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49.48">
            <text:p>249.48</text:p>
          </table:table-cell>
          <table:table-cell office:value-type="float" office:value="2.83563277136852">
            <text:p>2.83563277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50.2">
            <text:p>250.20</text:p>
          </table:table-cell>
          <table:table-cell office:value-type="float" office:value="4.24514389625851">
            <text:p>4.24514389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50.56">
            <text:p>250.56</text:p>
          </table:table-cell>
          <table:table-cell office:value-type="float" office:value="1.98279621285662">
            <text:p>1.98279621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51.28">
            <text:p>251.28</text:p>
          </table:table-cell>
          <table:table-cell office:value-type="float" office:value="6.0635372165041">
            <text:p>6.06353721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52.72">
            <text:p>252.72</text:p>
          </table:table-cell>
          <table:table-cell office:value-type="float" office:value="4.94687483307397">
            <text:p>4.94687483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55.24">
            <text:p>255.24</text:p>
          </table:table-cell>
          <table:table-cell office:value-type="float" office:value="3.52585215083991">
            <text:p>3.52585215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55.6">
            <text:p>255.60</text:p>
          </table:table-cell>
          <table:table-cell office:value-type="float" office:value="1.43209261728814">
            <text:p>1.43209261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56.68">
            <text:p>256.68</text:p>
          </table:table-cell>
          <table:table-cell office:value-type="float" office:value="4.14666510137816">
            <text:p>4.14666510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57.76">
            <text:p>257.76</text:p>
          </table:table-cell>
          <table:table-cell office:value-type="float" office:value="1.41097712441018">
            <text:p>1.41097712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59.92">
            <text:p>259.92</text:p>
          </table:table-cell>
          <table:table-cell office:value-type="float" office:value="9.93646489357274">
            <text:p>9.93646489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60.28">
            <text:p>260.28</text:p>
          </table:table-cell>
          <table:table-cell office:value-type="float" office:value="8.2715460772754">
            <text:p>8.27154607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61.72">
            <text:p>261.72</text:p>
          </table:table-cell>
          <table:table-cell office:value-type="float" office:value="1.36341418575527">
            <text:p>1.36341418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62.44">
            <text:p>262.44</text:p>
          </table:table-cell>
          <table:table-cell office:value-type="float" office:value="6.10526732711573">
            <text:p>6.10526732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63.52">
            <text:p>263.52</text:p>
          </table:table-cell>
          <table:table-cell office:value-type="float" office:value="3.17373293517251">
            <text:p>3.17373293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63.88">
            <text:p>263.88</text:p>
          </table:table-cell>
          <table:table-cell office:value-type="float" office:value="5.06215744285819">
            <text:p>5.062157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64.24">
            <text:p>264.24</text:p>
          </table:table-cell>
          <table:table-cell office:value-type="float" office:value="1.38820381279446">
            <text:p>1.38820381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66.04">
            <text:p>266.04</text:p>
          </table:table-cell>
          <table:table-cell office:value-type="float" office:value="7.26985630601034">
            <text:p>7.26985630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71.44">
            <text:p>271.44</text:p>
          </table:table-cell>
          <table:table-cell office:value-type="float" office:value="3.10801096893744">
            <text:p>3.1080109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76.12">
            <text:p>276.12</text:p>
          </table:table-cell>
          <table:table-cell office:value-type="float" office:value="4.07186806469921">
            <text:p>4.07186806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76.48">
            <text:p>276.48</text:p>
          </table:table-cell>
          <table:table-cell office:value-type="float" office:value="3.17845149772366">
            <text:p>3.17845149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77.2">
            <text:p>277.20</text:p>
          </table:table-cell>
          <table:table-cell office:value-type="float" office:value="14.3027165457786">
            <text:p>14.30271654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77.56">
            <text:p>277.56</text:p>
          </table:table-cell>
          <table:table-cell office:value-type="float" office:value="3.65778914929772">
            <text:p>3.65778914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77.92">
            <text:p>277.92</text:p>
          </table:table-cell>
          <table:table-cell office:value-type="float" office:value="5.03491346938066">
            <text:p>5.03491346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79.36">
            <text:p>279.36</text:p>
          </table:table-cell>
          <table:table-cell office:value-type="float" office:value="3.55586063090264">
            <text:p>3.5558606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280.08">
            <text:p>280.08</text:p>
          </table:table-cell>
          <table:table-cell office:value-type="float" office:value="3.01754238397577">
            <text:p>3.01754238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280.44">
            <text:p>280.44</text:p>
          </table:table-cell>
          <table:table-cell office:value-type="float" office:value="7.0297837852697">
            <text:p>7.02978378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280.8">
            <text:p>280.80</text:p>
          </table:table-cell>
          <table:table-cell office:value-type="float" office:value="10.9742228312386">
            <text:p>10.9742228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281.16">
            <text:p>281.16</text:p>
          </table:table-cell>
          <table:table-cell office:value-type="float" office:value="2.24101857408864">
            <text:p>2.24101857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281.52">
            <text:p>281.52</text:p>
          </table:table-cell>
          <table:table-cell office:value-type="float" office:value="6.73323927614576">
            <text:p>6.73323927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282.24">
            <text:p>282.24</text:p>
          </table:table-cell>
          <table:table-cell office:value-type="float" office:value="3.59743634994006">
            <text:p>3.59743634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283.32">
            <text:p>283.32</text:p>
          </table:table-cell>
          <table:table-cell office:value-type="float" office:value="21.1966176311771">
            <text:p>21.1966176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284.04">
            <text:p>284.04</text:p>
          </table:table-cell>
          <table:table-cell office:value-type="float" office:value="1.98568807280895">
            <text:p>1.9856880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284.4">
            <text:p>284.40</text:p>
          </table:table-cell>
          <table:table-cell office:value-type="float" office:value="0.978956720223869">
            <text:p>0.9789567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285.48">
            <text:p>285.48</text:p>
          </table:table-cell>
          <table:table-cell office:value-type="float" office:value="0.940956248601774">
            <text:p>0.94095624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286.56">
            <text:p>286.56</text:p>
          </table:table-cell>
          <table:table-cell office:value-type="float" office:value="7.83382895104766">
            <text:p>7.83382895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287.28">
            <text:p>287.28</text:p>
          </table:table-cell>
          <table:table-cell office:value-type="float" office:value="0.973047199607894">
            <text:p>0.97304719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288">
            <text:p>288.00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288.36">
            <text:p>288.36</text:p>
          </table:table-cell>
          <table:table-cell office:value-type="float" office:value="7.03281172242301">
            <text:p>7.0328117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289.08">
            <text:p>289.08</text:p>
          </table:table-cell>
          <table:table-cell office:value-type="float" office:value="1.38547515192349">
            <text:p>1.38547515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289.44">
            <text:p>289.44</text:p>
          </table:table-cell>
          <table:table-cell office:value-type="float" office:value="2.18404532148919">
            <text:p>2.18404532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290.52">
            <text:p>290.52</text:p>
          </table:table-cell>
          <table:table-cell office:value-type="float" office:value="1.41640407551281">
            <text:p>1.4164040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291.24">
            <text:p>291.24</text:p>
          </table:table-cell>
          <table:table-cell office:value-type="float" office:value="8.94007410756897">
            <text:p>8.9400741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292.32">
            <text:p>292.32</text:p>
          </table:table-cell>
          <table:table-cell office:value-type="float" office:value="4.40922420946055">
            <text:p>4.40922420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292.68">
            <text:p>292.68</text:p>
          </table:table-cell>
          <table:table-cell office:value-type="float" office:value="5.08523439896857">
            <text:p>5.08523439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293.04">
            <text:p>293.04</text:p>
          </table:table-cell>
          <table:table-cell office:value-type="float" office:value="16.0298875068392">
            <text:p>16.0298875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293.4">
            <text:p>293.40</text:p>
          </table:table-cell>
          <table:table-cell office:value-type="float" office:value="1.98051294684707">
            <text:p>1.9805129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293.76">
            <text:p>293.76</text:p>
          </table:table-cell>
          <table:table-cell office:value-type="float" office:value="4.96965568121792">
            <text:p>4.96965568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95.2">
            <text:p>295.20</text:p>
          </table:table-cell>
          <table:table-cell office:value-type="float" office:value="2.00196754703138">
            <text:p>2.00196754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95.56">
            <text:p>295.56</text:p>
          </table:table-cell>
          <table:table-cell office:value-type="float" office:value="5.76958041301274">
            <text:p>5.7695804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95.92">
            <text:p>295.92</text:p>
          </table:table-cell>
          <table:table-cell office:value-type="float" office:value="6.04368380755208">
            <text:p>6.0436838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296.28">
            <text:p>296.28</text:p>
          </table:table-cell>
          <table:table-cell office:value-type="float" office:value="6.34753206141532">
            <text:p>6.3475320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296.64">
            <text:p>296.64</text:p>
          </table:table-cell>
          <table:table-cell office:value-type="float" office:value="2.31489006521198">
            <text:p>2.31489006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297">
            <text:p>297.00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00.24">
            <text:p>300.24</text:p>
          </table:table-cell>
          <table:table-cell office:value-type="float" office:value="5.62671606564484">
            <text:p>5.62671606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301.68">
            <text:p>301.68</text:p>
          </table:table-cell>
          <table:table-cell office:value-type="float" office:value="0.962667701763428">
            <text:p>0.96266770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303.12">
            <text:p>303.12</text:p>
          </table:table-cell>
          <table:table-cell office:value-type="float" office:value="5.81921986191216">
            <text:p>5.81921986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304.2">
            <text:p>304.20</text:p>
          </table:table-cell>
          <table:table-cell office:value-type="float" office:value="5.00786356409204">
            <text:p>5.00786356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305.28">
            <text:p>305.28</text:p>
          </table:table-cell>
          <table:table-cell office:value-type="float" office:value="2.01284748695234">
            <text:p>2.0128474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305.64">
            <text:p>305.64</text:p>
          </table:table-cell>
          <table:table-cell office:value-type="float" office:value="0.980738357413672">
            <text:p>0.980738357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306.72">
            <text:p>306.72</text:p>
          </table:table-cell>
          <table:table-cell office:value-type="float" office:value="6.03856834156712">
            <text:p>6.03856834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307.08">
            <text:p>307.08</text:p>
          </table:table-cell>
          <table:table-cell office:value-type="float" office:value="3.16844265339467">
            <text:p>3.1684426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307.8">
            <text:p>307.80</text:p>
          </table:table-cell>
          <table:table-cell office:value-type="float" office:value="2.25209032423262">
            <text:p>2.25209032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308.52">
            <text:p>308.52</text:p>
          </table:table-cell>
          <table:table-cell office:value-type="float" office:value="5.65688959402571">
            <text:p>5.65688959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312.84">
            <text:p>312.84</text:p>
          </table:table-cell>
          <table:table-cell office:value-type="float" office:value="10.0830651559012">
            <text:p>10.08306515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314.28">
            <text:p>314.28</text:p>
          </table:table-cell>
          <table:table-cell office:value-type="float" office:value="4.23765374683368">
            <text:p>4.2376537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314.64">
            <text:p>314.64</text:p>
          </table:table-cell>
          <table:table-cell office:value-type="float" office:value="2.06838568363614">
            <text:p>2.06838568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315.36">
            <text:p>315.36</text:p>
          </table:table-cell>
          <table:table-cell office:value-type="float" office:value="1.0515576526736">
            <text:p>1.05155765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316.08">
            <text:p>316.08</text:p>
          </table:table-cell>
          <table:table-cell office:value-type="float" office:value="0.997666268147395">
            <text:p>0.99766626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317.16">
            <text:p>317.16</text:p>
          </table:table-cell>
          <table:table-cell office:value-type="float" office:value="3.21365445286389">
            <text:p>3.21365445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317.88">
            <text:p>317.88</text:p>
          </table:table-cell>
          <table:table-cell office:value-type="float" office:value="6.32870752230446">
            <text:p>6.3287075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318.6">
            <text:p>318.60</text:p>
          </table:table-cell>
          <table:table-cell office:value-type="float" office:value="5.09903264512541">
            <text:p>5.09903264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318.96">
            <text:p>318.96</text:p>
          </table:table-cell>
          <table:table-cell office:value-type="float" office:value="4.25282422261427">
            <text:p>4.2528242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319.68">
            <text:p>319.68</text:p>
          </table:table-cell>
          <table:table-cell office:value-type="float" office:value="15.0418881566499">
            <text:p>15.04188815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321.12">
            <text:p>321.12</text:p>
          </table:table-cell>
          <table:table-cell office:value-type="float" office:value="4.44477566147867">
            <text:p>4.44477566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322.56">
            <text:p>322.56</text:p>
          </table:table-cell>
          <table:table-cell office:value-type="float" office:value="3.6040196467948">
            <text:p>3.6040196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325.44">
            <text:p>325.44</text:p>
          </table:table-cell>
          <table:table-cell office:value-type="float" office:value="3.02559051561181">
            <text:p>3.02559051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325.8">
            <text:p>325.80</text:p>
          </table:table-cell>
          <table:table-cell office:value-type="float" office:value="5.75457499647701">
            <text:p>5.75457499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326.52">
            <text:p>326.52</text:p>
          </table:table-cell>
          <table:table-cell office:value-type="float" office:value="4.19505732732356">
            <text:p>4.19505732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327.24">
            <text:p>327.24</text:p>
          </table:table-cell>
          <table:table-cell office:value-type="float" office:value="2.25465163654648">
            <text:p>2.2546516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329.4">
            <text:p>329.40</text:p>
          </table:table-cell>
          <table:table-cell office:value-type="float" office:value="3.16749873858684">
            <text:p>3.16749873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330.48">
            <text:p>330.48</text:p>
          </table:table-cell>
          <table:table-cell office:value-type="float" office:value="9.79704626786468">
            <text:p>9.79704626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330.84">
            <text:p>330.84</text:p>
          </table:table-cell>
          <table:table-cell office:value-type="float" office:value="3.15695987545887">
            <text:p>3.1569598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331.92">
            <text:p>331.92</text:p>
          </table:table-cell>
          <table:table-cell office:value-type="float" office:value="3.61867747972">
            <text:p>3.61867747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333.36">
            <text:p>333.36</text:p>
          </table:table-cell>
          <table:table-cell office:value-type="float" office:value="3.9799715768054">
            <text:p>3.97997157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333.72">
            <text:p>333.72</text:p>
          </table:table-cell>
          <table:table-cell office:value-type="float" office:value="10.2194565361987">
            <text:p>10.219456536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334.8">
            <text:p>334.80</text:p>
          </table:table-cell>
          <table:table-cell office:value-type="float" office:value="4.28391970607016">
            <text:p>4.2839197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335.16">
            <text:p>335.16</text:p>
          </table:table-cell>
          <table:table-cell office:value-type="float" office:value="12.2331742688853">
            <text:p>12.2331742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337.32">
            <text:p>337.32</text:p>
          </table:table-cell>
          <table:table-cell office:value-type="float" office:value="5.3825037549922">
            <text:p>5.38250375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339.48">
            <text:p>339.48</text:p>
          </table:table-cell>
          <table:table-cell office:value-type="float" office:value="0.988346723361297">
            <text:p>0.98834672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340.2">
            <text:p>340.20</text:p>
          </table:table-cell>
          <table:table-cell office:value-type="float" office:value="2.81270407039105">
            <text:p>2.81270407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340.56">
            <text:p>340.56</text:p>
          </table:table-cell>
          <table:table-cell office:value-type="float" office:value="3.14987436889934">
            <text:p>3.1498743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340.92">
            <text:p>340.92</text:p>
          </table:table-cell>
          <table:table-cell office:value-type="float" office:value="7.76772337773423">
            <text:p>7.76772337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341.28">
            <text:p>341.28</text:p>
          </table:table-cell>
          <table:table-cell office:value-type="float" office:value="12.0487866774726">
            <text:p>12.04878667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341.64">
            <text:p>341.64</text:p>
          </table:table-cell>
          <table:table-cell office:value-type="float" office:value="5.01092013093114">
            <text:p>5.0109201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342">
            <text:p>342.00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342.36">
            <text:p>342.36</text:p>
          </table:table-cell>
          <table:table-cell office:value-type="float" office:value="2.76945461530073">
            <text:p>2.76945461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344.88">
            <text:p>344.88</text:p>
          </table:table-cell>
          <table:table-cell office:value-type="float" office:value="1.02425912933222">
            <text:p>1.02425912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346.32">
            <text:p>346.32</text:p>
          </table:table-cell>
          <table:table-cell office:value-type="float" office:value="2.82514641681683">
            <text:p>2.82514641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348.12">
            <text:p>348.12</text:p>
          </table:table-cell>
          <table:table-cell office:value-type="float" office:value="6.3983128418879">
            <text:p>6.39831284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49.56">
            <text:p>349.56</text:p>
          </table:table-cell>
          <table:table-cell office:value-type="float" office:value="2.29696086329882">
            <text:p>2.2969608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50.28">
            <text:p>350.28</text:p>
          </table:table-cell>
          <table:table-cell office:value-type="float" office:value="9.56647943544522">
            <text:p>9.56647943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52.08">
            <text:p>352.08</text:p>
          </table:table-cell>
          <table:table-cell office:value-type="float" office:value="12.6566193397394">
            <text:p>12.65661933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57.84">
            <text:p>357.84</text:p>
          </table:table-cell>
          <table:table-cell office:value-type="float" office:value="2.22144123584441">
            <text:p>2.22144123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58.56">
            <text:p>358.56</text:p>
          </table:table-cell>
          <table:table-cell office:value-type="float" office:value="54.4801459130538">
            <text:p>54.48014591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59.28">
            <text:p>359.28</text:p>
          </table:table-cell>
          <table:table-cell office:value-type="float" office:value="5.78404585491234">
            <text:p>5.784045854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0.72">
            <text:p>0.72</text:p>
          </table:table-cell>
          <table:table-cell office:value-type="float" office:value="4.44763374064541">
            <text:p>4.4476337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1.44">
            <text:p>1.44</text:p>
          </table:table-cell>
          <table:table-cell office:value-type="float" office:value="1.9892630680377">
            <text:p>1.9892630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2.16">
            <text:p>2.16</text:p>
          </table:table-cell>
          <table:table-cell office:value-type="float" office:value="4.10462098105716">
            <text:p>4.1046209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2.52">
            <text:p>2.52</text:p>
          </table:table-cell>
          <table:table-cell office:value-type="float" office:value="3.22307167373286">
            <text:p>3.22307167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.6">
            <text:p>3.60</text:p>
          </table:table-cell>
          <table:table-cell office:value-type="float" office:value="4.48383538322208">
            <text:p>4.483835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.96">
            <text:p>3.96</text:p>
          </table:table-cell>
          <table:table-cell office:value-type="float" office:value="5.3731744762917">
            <text:p>5.37317447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5.4">
            <text:p>5.40</text:p>
          </table:table-cell>
          <table:table-cell office:value-type="float" office:value="5.03913050914255">
            <text:p>5.03913050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5.76">
            <text:p>5.76</text:p>
          </table:table-cell>
          <table:table-cell office:value-type="float" office:value="8.02636453802563">
            <text:p>8.02636453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6.12">
            <text:p>6.12</text:p>
          </table:table-cell>
          <table:table-cell office:value-type="float" office:value="0.964904867215103">
            <text:p>0.9649048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6.84">
            <text:p>6.84</text:p>
          </table:table-cell>
          <table:table-cell office:value-type="float" office:value="2.93151606491199">
            <text:p>2.93151606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7.2">
            <text:p>7.20</text:p>
          </table:table-cell>
          <table:table-cell office:value-type="float" office:value="5.00979866674768">
            <text:p>5.00979866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7.56">
            <text:p>7.56</text:p>
          </table:table-cell>
          <table:table-cell office:value-type="float" office:value="13.6588144267831">
            <text:p>13.65881442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7.92">
            <text:p>7.92</text:p>
          </table:table-cell>
          <table:table-cell office:value-type="float" office:value="10.8926780374598">
            <text:p>10.89267803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/>
          <table:table-cell office:value-type="float" office:value="8.28">
            <text:p>8.28</text:p>
          </table:table-cell>
          <table:table-cell office:value-type="float" office:value="3.16043410646499">
            <text:p>3.16043410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float" office:value="9">
            <text:p>9.00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.72">
            <text:p>9.72</text:p>
          </table:table-cell>
          <table:table-cell office:value-type="float" office:value="3.61339663495888">
            <text:p>3.613396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08">
            <text:p>10.08</text:p>
          </table:table-cell>
          <table:table-cell office:value-type="float" office:value="8.54028741749566">
            <text:p>8.54028741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44">
            <text:p>10.44</text:p>
          </table:table-cell>
          <table:table-cell office:value-type="float" office:value="1.91788397446711">
            <text:p>1.9178839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16">
            <text:p>11.16</text:p>
          </table:table-cell>
          <table:table-cell office:value-type="float" office:value="6.3620513642416">
            <text:p>6.36205136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88">
            <text:p>11.88</text:p>
          </table:table-cell>
          <table:table-cell office:value-type="float" office:value="15.6514821534846">
            <text:p>15.65148215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.24">
            <text:p>12.24</text:p>
          </table:table-cell>
          <table:table-cell office:value-type="float" office:value="0.985554983574829">
            <text:p>0.9855549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.68">
            <text:p>13.68</text:p>
          </table:table-cell>
          <table:table-cell office:value-type="float" office:value="4.19319919813181">
            <text:p>4.19319919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4">
            <text:p>14.40</text:p>
          </table:table-cell>
          <table:table-cell office:value-type="float" office:value="1.46861238323804">
            <text:p>1.468612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76">
            <text:p>14.76</text:p>
          </table:table-cell>
          <table:table-cell office:value-type="float" office:value="0.971720062705552">
            <text:p>0.97172006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12">
            <text:p>15.12</text:p>
          </table:table-cell>
          <table:table-cell office:value-type="float" office:value="7.01434061234517">
            <text:p>7.01434061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48">
            <text:p>15.48</text:p>
          </table:table-cell>
          <table:table-cell office:value-type="float" office:value="1.02575398821008">
            <text:p>1.02575398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2">
            <text:p>16.20</text:p>
          </table:table-cell>
          <table:table-cell office:value-type="float" office:value="5.09612543318952">
            <text:p>5.09612543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92">
            <text:p>16.92</text:p>
          </table:table-cell>
          <table:table-cell office:value-type="float" office:value="1.96381350966724">
            <text:p>1.963813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28">
            <text:p>17.28</text:p>
          </table:table-cell>
          <table:table-cell office:value-type="float" office:value="1.48834733181338">
            <text:p>1.48834733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64">
            <text:p>17.64</text:p>
          </table:table-cell>
          <table:table-cell office:value-type="float" office:value="6.02154735627761">
            <text:p>6.02154735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.72">
            <text:p>18.72</text:p>
          </table:table-cell>
          <table:table-cell office:value-type="float" office:value="7.09035006843401">
            <text:p>7.09035006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44">
            <text:p>19.44</text:p>
          </table:table-cell>
          <table:table-cell office:value-type="float" office:value="3.59296481437079">
            <text:p>3.59296481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8">
            <text:p>19.80</text:p>
          </table:table-cell>
          <table:table-cell office:value-type="float" office:value="8.95698967587825">
            <text:p>8.956989675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52">
            <text:p>20.52</text:p>
          </table:table-cell>
          <table:table-cell office:value-type="float" office:value="1.35631423486562">
            <text:p>1.35631423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88">
            <text:p>20.88</text:p>
          </table:table-cell>
          <table:table-cell office:value-type="float" office:value="4.95982581016184">
            <text:p>4.9598258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24">
            <text:p>21.24</text:p>
          </table:table-cell>
          <table:table-cell office:value-type="float" office:value="5.66211285259225">
            <text:p>5.66211285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96">
            <text:p>21.96</text:p>
          </table:table-cell>
          <table:table-cell office:value-type="float" office:value="3.17016404002014">
            <text:p>3.17016404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4">
            <text:p>23.40</text:p>
          </table:table-cell>
          <table:table-cell office:value-type="float" office:value="0.985115360923749">
            <text:p>0.9851153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76">
            <text:p>23.76</text:p>
          </table:table-cell>
          <table:table-cell office:value-type="float" office:value="0.97014884729418">
            <text:p>0.97014884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.12">
            <text:p>24.12</text:p>
          </table:table-cell>
          <table:table-cell office:value-type="float" office:value="2.22053067605543">
            <text:p>2.2205306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2">
            <text:p>25.20</text:p>
          </table:table-cell>
          <table:table-cell office:value-type="float" office:value="1.0131614221315">
            <text:p>1.01316142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56">
            <text:p>25.56</text:p>
          </table:table-cell>
          <table:table-cell office:value-type="float" office:value="2.22788903977206">
            <text:p>2.22788903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.64">
            <text:p>26.64</text:p>
          </table:table-cell>
          <table:table-cell office:value-type="float" office:value="6.39864728106211">
            <text:p>6.3986472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">
            <text:p>27.00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.8">
            <text:p>28.80</text:p>
          </table:table-cell>
          <table:table-cell office:value-type="float" office:value="14.1703684928804">
            <text:p>14.1703684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.52">
            <text:p>29.52</text:p>
          </table:table-cell>
          <table:table-cell office:value-type="float" office:value="2.94911711419678">
            <text:p>2.94911711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24">
            <text:p>30.24</text:p>
          </table:table-cell>
          <table:table-cell office:value-type="float" office:value="1.995555767593">
            <text:p>1.99555576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6">
            <text:p>30.60</text:p>
          </table:table-cell>
          <table:table-cell office:value-type="float" office:value="5.91409522494497">
            <text:p>5.91409522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.68">
            <text:p>31.68</text:p>
          </table:table-cell>
          <table:table-cell office:value-type="float" office:value="4.45628079632742">
            <text:p>4.456280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.76">
            <text:p>32.76</text:p>
          </table:table-cell>
          <table:table-cell office:value-type="float" office:value="4.87592424944381">
            <text:p>4.875924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12">
            <text:p>33.12</text:p>
          </table:table-cell>
          <table:table-cell office:value-type="float" office:value="3.15832563075842">
            <text:p>3.1583256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48">
            <text:p>33.48</text:p>
          </table:table-cell>
          <table:table-cell office:value-type="float" office:value="1.0023442331339">
            <text:p>1.0023442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84">
            <text:p>33.84</text:p>
          </table:table-cell>
          <table:table-cell office:value-type="float" office:value="2.13632616750697">
            <text:p>2.13632616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56">
            <text:p>34.56</text:p>
          </table:table-cell>
          <table:table-cell office:value-type="float" office:value="1.07138854478583">
            <text:p>1.0713885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92">
            <text:p>34.92</text:p>
          </table:table-cell>
          <table:table-cell office:value-type="float" office:value="2.76678297907661">
            <text:p>2.76678297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6.36">
            <text:p>36.36</text:p>
          </table:table-cell>
          <table:table-cell office:value-type="float" office:value="6.83959004520427">
            <text:p>6.83959004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44">
            <text:p>37.44</text:p>
          </table:table-cell>
          <table:table-cell office:value-type="float" office:value="12.4976305359825">
            <text:p>12.49763053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8">
            <text:p>37.80</text:p>
          </table:table-cell>
          <table:table-cell office:value-type="float" office:value="3.10328134064549">
            <text:p>3.1032813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16">
            <text:p>38.16</text:p>
          </table:table-cell>
          <table:table-cell office:value-type="float" office:value="1.98752466496834">
            <text:p>1.9875246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52">
            <text:p>38.52</text:p>
          </table:table-cell>
          <table:table-cell office:value-type="float" office:value="16.2895344079977">
            <text:p>16.2895344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88">
            <text:p>38.88</text:p>
          </table:table-cell>
          <table:table-cell office:value-type="float" office:value="4.06739107340281">
            <text:p>4.06739107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24">
            <text:p>39.24</text:p>
          </table:table-cell>
          <table:table-cell office:value-type="float" office:value="2.99635935596536">
            <text:p>2.99635935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6">
            <text:p>39.60</text:p>
          </table:table-cell>
          <table:table-cell office:value-type="float" office:value="3.56876093992433">
            <text:p>3.56876093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04">
            <text:p>41.04</text:p>
          </table:table-cell>
          <table:table-cell office:value-type="float" office:value="7.32921236663263">
            <text:p>7.3292123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4">
            <text:p>41.40</text:p>
          </table:table-cell>
          <table:table-cell office:value-type="float" office:value="1.87718465464082">
            <text:p>1.87718465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2.12">
            <text:p>42.12</text:p>
          </table:table-cell>
          <table:table-cell office:value-type="float" office:value="6.03602287015779">
            <text:p>6.0360228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56">
            <text:p>43.56</text:p>
          </table:table-cell>
          <table:table-cell office:value-type="float" office:value="3.22055529953378">
            <text:p>3.22055529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92">
            <text:p>43.92</text:p>
          </table:table-cell>
          <table:table-cell office:value-type="float" office:value="5.03989913243457">
            <text:p>5.03989913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28">
            <text:p>44.28</text:p>
          </table:table-cell>
          <table:table-cell office:value-type="float" office:value="5.71135614408983">
            <text:p>5.71135614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64">
            <text:p>44.64</text:p>
          </table:table-cell>
          <table:table-cell office:value-type="float" office:value="6.24649891016082">
            <text:p>6.2464989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5.36">
            <text:p>45.36</text:p>
          </table:table-cell>
          <table:table-cell office:value-type="float" office:value="4.25124789828987">
            <text:p>4.25124789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6.8">
            <text:p>46.80</text:p>
          </table:table-cell>
          <table:table-cell office:value-type="float" office:value="2.16404657252025">
            <text:p>2.1640465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7.16">
            <text:p>47.16</text:p>
          </table:table-cell>
          <table:table-cell office:value-type="float" office:value="13.9715144214605">
            <text:p>13.97151442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24">
            <text:p>48.24</text:p>
          </table:table-cell>
          <table:table-cell office:value-type="float" office:value="0.951268902983461">
            <text:p>0.951268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6">
            <text:p>48.60</text:p>
          </table:table-cell>
          <table:table-cell office:value-type="float" office:value="7.03918686705588">
            <text:p>7.03918686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9.68">
            <text:p>49.68</text:p>
          </table:table-cell>
          <table:table-cell office:value-type="float" office:value="4.10140904439346">
            <text:p>4.10140904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0.04">
            <text:p>50.04</text:p>
          </table:table-cell>
          <table:table-cell office:value-type="float" office:value="5.63549407493846">
            <text:p>5.63549407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12">
            <text:p>51.12</text:p>
          </table:table-cell>
          <table:table-cell office:value-type="float" office:value="6.41523155486191">
            <text:p>6.41523155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48">
            <text:p>51.48</text:p>
          </table:table-cell>
          <table:table-cell office:value-type="float" office:value="3.55955057572471">
            <text:p>3.55955057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28">
            <text:p>53.28</text:p>
          </table:table-cell>
          <table:table-cell office:value-type="float" office:value="2.1766422228739">
            <text:p>2.17664222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64">
            <text:p>53.64</text:p>
          </table:table-cell>
          <table:table-cell office:value-type="float" office:value="0.9360252098578">
            <text:p>0.93602520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4">
            <text:p>54.00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5.08">
            <text:p>55.08</text:p>
          </table:table-cell>
          <table:table-cell office:value-type="float" office:value="2.23677338355388">
            <text:p>2.2367733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32">
            <text:p>58.32</text:p>
          </table:table-cell>
          <table:table-cell office:value-type="float" office:value="2.02896721024052">
            <text:p>2.0289672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68">
            <text:p>58.68</text:p>
          </table:table-cell>
          <table:table-cell office:value-type="float" office:value="8.99165609969568">
            <text:p>8.99165609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04">
            <text:p>59.04</text:p>
          </table:table-cell>
          <table:table-cell office:value-type="float" office:value="2.95866528301495">
            <text:p>2.9586652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76">
            <text:p>59.76</text:p>
          </table:table-cell>
          <table:table-cell office:value-type="float" office:value="4.92600157081618">
            <text:p>4.9260015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0.84">
            <text:p>60.84</text:p>
          </table:table-cell>
          <table:table-cell office:value-type="float" office:value="6.33513237847517">
            <text:p>6.33513237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1.92">
            <text:p>61.92</text:p>
          </table:table-cell>
          <table:table-cell office:value-type="float" office:value="2.15717455471264">
            <text:p>2.15717455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2.64">
            <text:p>62.64</text:p>
          </table:table-cell>
          <table:table-cell office:value-type="float" office:value="1.91933280258193">
            <text:p>1.91933280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">
            <text:p>63.00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36">
            <text:p>63.36</text:p>
          </table:table-cell>
          <table:table-cell office:value-type="float" office:value="12.5443016901211">
            <text:p>12.54430169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72">
            <text:p>63.72</text:p>
          </table:table-cell>
          <table:table-cell office:value-type="float" office:value="5.02892550533578">
            <text:p>5.02892550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4.8">
            <text:p>64.80</text:p>
          </table:table-cell>
          <table:table-cell office:value-type="float" office:value="10.0755522082839">
            <text:p>10.07555220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16">
            <text:p>65.16</text:p>
          </table:table-cell>
          <table:table-cell office:value-type="float" office:value="2.99076863208206">
            <text:p>2.99076863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52">
            <text:p>65.52</text:p>
          </table:table-cell>
          <table:table-cell office:value-type="float" office:value="124.538667450737">
            <text:p>124.538667450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6.24">
            <text:p>66.24</text:p>
          </table:table-cell>
          <table:table-cell office:value-type="float" office:value="6.08326950272918">
            <text:p>6.08326950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32">
            <text:p>67.32</text:p>
          </table:table-cell>
          <table:table-cell office:value-type="float" office:value="4.92180779033375">
            <text:p>4.9218077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68">
            <text:p>67.68</text:p>
          </table:table-cell>
          <table:table-cell office:value-type="float" office:value="7.9365579216272">
            <text:p>7.9365579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9.84">
            <text:p>69.84</text:p>
          </table:table-cell>
          <table:table-cell office:value-type="float" office:value="1.09783250971734">
            <text:p>1.097832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2">
            <text:p>70.20</text:p>
          </table:table-cell>
          <table:table-cell office:value-type="float" office:value="5.86636990300857">
            <text:p>5.866369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56">
            <text:p>70.56</text:p>
          </table:table-cell>
          <table:table-cell office:value-type="float" office:value="7.77702601461954">
            <text:p>7.77702601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1.28">
            <text:p>71.28</text:p>
          </table:table-cell>
          <table:table-cell office:value-type="float" office:value="50.0051126199853">
            <text:p>50.0051126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">
            <text:p>72.00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.72">
            <text:p>72.72</text:p>
          </table:table-cell>
          <table:table-cell office:value-type="float" office:value="1.44253928744153">
            <text:p>1.44253928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08">
            <text:p>73.08</text:p>
          </table:table-cell>
          <table:table-cell office:value-type="float" office:value="1.93685474858391">
            <text:p>1.9368547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44">
            <text:p>73.44</text:p>
          </table:table-cell>
          <table:table-cell office:value-type="float" office:value="11.0073135588304">
            <text:p>11.0073135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8">
            <text:p>73.80</text:p>
          </table:table-cell>
          <table:table-cell office:value-type="float" office:value="4.89280096956703">
            <text:p>4.892800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52">
            <text:p>74.52</text:p>
          </table:table-cell>
          <table:table-cell office:value-type="float" office:value="5.38056171790368">
            <text:p>5.38056171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88">
            <text:p>74.88</text:p>
          </table:table-cell>
          <table:table-cell office:value-type="float" office:value="3.61143383658055">
            <text:p>3.6114338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5.24">
            <text:p>75.24</text:p>
          </table:table-cell>
          <table:table-cell office:value-type="float" office:value="8.34839212972095">
            <text:p>8.34839212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04">
            <text:p>77.04</text:p>
          </table:table-cell>
          <table:table-cell office:value-type="float" office:value="22.4252167100763">
            <text:p>22.42521671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76">
            <text:p>77.76</text:p>
          </table:table-cell>
          <table:table-cell office:value-type="float" office:value="12.5349000765777">
            <text:p>12.53490007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12">
            <text:p>78.12</text:p>
          </table:table-cell>
          <table:table-cell office:value-type="float" office:value="2.92041457766439">
            <text:p>2.92041457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48">
            <text:p>78.48</text:p>
          </table:table-cell>
          <table:table-cell office:value-type="float" office:value="3.92221514322639">
            <text:p>3.92221514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84">
            <text:p>78.84</text:p>
          </table:table-cell>
          <table:table-cell office:value-type="float" office:value="1.38776281259171">
            <text:p>1.38776281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0.28">
            <text:p>80.28</text:p>
          </table:table-cell>
          <table:table-cell office:value-type="float" office:value="3.56161572908177">
            <text:p>3.561615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1">
            <text:p>81.00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44">
            <text:p>82.44</text:p>
          </table:table-cell>
          <table:table-cell office:value-type="float" office:value="5.64014740643544">
            <text:p>5.64014740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8">
            <text:p>82.80</text:p>
          </table:table-cell>
          <table:table-cell office:value-type="float" office:value="7.04362763114111">
            <text:p>7.04362763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52">
            <text:p>83.52</text:p>
          </table:table-cell>
          <table:table-cell office:value-type="float" office:value="0.918584407468844">
            <text:p>0.91858440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88">
            <text:p>83.88</text:p>
          </table:table-cell>
          <table:table-cell office:value-type="float" office:value="0.895453339571385">
            <text:p>0.89545333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24">
            <text:p>84.24</text:p>
          </table:table-cell>
          <table:table-cell office:value-type="float" office:value="1.02134880847132">
            <text:p>1.02134880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6">
            <text:p>84.60</text:p>
          </table:table-cell>
          <table:table-cell office:value-type="float" office:value="1.35398467547083">
            <text:p>1.35398467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5.32">
            <text:p>85.32</text:p>
          </table:table-cell>
          <table:table-cell office:value-type="float" office:value="3.00293623275645">
            <text:p>3.002936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04">
            <text:p>86.04</text:p>
          </table:table-cell>
          <table:table-cell office:value-type="float" office:value="4.97380700185263">
            <text:p>4.97380700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4">
            <text:p>86.40</text:p>
          </table:table-cell>
          <table:table-cell office:value-type="float" office:value="1.00490635021792">
            <text:p>1.00490635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76">
            <text:p>86.76</text:p>
          </table:table-cell>
          <table:table-cell office:value-type="float" office:value="6.36232429656717">
            <text:p>6.36232429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12">
            <text:p>87.12</text:p>
          </table:table-cell>
          <table:table-cell office:value-type="float" office:value="3.13588220672266">
            <text:p>3.13588220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48">
            <text:p>87.48</text:p>
          </table:table-cell>
          <table:table-cell office:value-type="float" office:value="12.0218355620548">
            <text:p>12.02183556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84">
            <text:p>87.84</text:p>
          </table:table-cell>
          <table:table-cell office:value-type="float" office:value="2.97465103537398">
            <text:p>2.9746510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8.56">
            <text:p>88.56</text:p>
          </table:table-cell>
          <table:table-cell office:value-type="float" office:value="5.33678353550989">
            <text:p>5.33678353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">
            <text:p>90.0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.36">
            <text:p>90.36</text:p>
          </table:table-cell>
          <table:table-cell office:value-type="float" office:value="2.14230789708147">
            <text:p>2.14230789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1.8">
            <text:p>91.80</text:p>
          </table:table-cell>
          <table:table-cell office:value-type="float" office:value="0.960674774758428">
            <text:p>0.96067477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16">
            <text:p>92.16</text:p>
          </table:table-cell>
          <table:table-cell office:value-type="float" office:value="3.06717572830142">
            <text:p>3.06717572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52">
            <text:p>92.52</text:p>
          </table:table-cell>
          <table:table-cell office:value-type="float" office:value="1.87794478939683">
            <text:p>1.87794478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88">
            <text:p>92.88</text:p>
          </table:table-cell>
          <table:table-cell office:value-type="float" office:value="3.4744610079415">
            <text:p>3.47446100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24">
            <text:p>93.24</text:p>
          </table:table-cell>
          <table:table-cell office:value-type="float" office:value="12.2162257273221">
            <text:p>12.216225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6">
            <text:p>93.60</text:p>
          </table:table-cell>
          <table:table-cell office:value-type="float" office:value="2.24046148307702">
            <text:p>2.2404614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96">
            <text:p>93.96</text:p>
          </table:table-cell>
          <table:table-cell office:value-type="float" office:value="4.40176226533955">
            <text:p>4.40176226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32">
            <text:p>94.32</text:p>
          </table:table-cell>
          <table:table-cell office:value-type="float" office:value="23.0636608678423">
            <text:p>23.06366086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68">
            <text:p>94.68</text:p>
          </table:table-cell>
          <table:table-cell office:value-type="float" office:value="7.05370376660807">
            <text:p>7.0537037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5.4">
            <text:p>95.40</text:p>
          </table:table-cell>
          <table:table-cell office:value-type="float" office:value="2.88618917969714">
            <text:p>2.88618917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12">
            <text:p>96.12</text:p>
          </table:table-cell>
          <table:table-cell office:value-type="float" office:value="4.05627937923835">
            <text:p>4.05627937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48">
            <text:p>96.48</text:p>
          </table:table-cell>
          <table:table-cell office:value-type="float" office:value="11.5717152894671">
            <text:p>11.5717152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28">
            <text:p>98.28</text:p>
          </table:table-cell>
          <table:table-cell office:value-type="float" office:value="2.76721947170969">
            <text:p>2.76721947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64">
            <text:p>98.64</text:p>
          </table:table-cell>
          <table:table-cell office:value-type="float" office:value="4.96409328364416">
            <text:p>4.9640932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0.08">
            <text:p>100.08</text:p>
          </table:table-cell>
          <table:table-cell office:value-type="float" office:value="4.45093332319789">
            <text:p>4.45093332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2.96">
            <text:p>102.96</text:p>
          </table:table-cell>
          <table:table-cell office:value-type="float" office:value="10.0450626436297">
            <text:p>10.04506264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4">
            <text:p>104.40</text:p>
          </table:table-cell>
          <table:table-cell office:value-type="float" office:value="1.99937166642672">
            <text:p>1.99937166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76">
            <text:p>104.76</text:p>
          </table:table-cell>
          <table:table-cell office:value-type="float" office:value="3.02440961343791">
            <text:p>3.02440961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5.12">
            <text:p>105.12</text:p>
          </table:table-cell>
          <table:table-cell office:value-type="float" office:value="3.58328181473663">
            <text:p>3.58328181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2">
            <text:p>106.20</text:p>
          </table:table-cell>
          <table:table-cell office:value-type="float" office:value="1.44363123168134">
            <text:p>1.44363123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56">
            <text:p>106.56</text:p>
          </table:table-cell>
          <table:table-cell office:value-type="float" office:value="5.36207623200556">
            <text:p>5.36207623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8">
            <text:p>108.00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9.44">
            <text:p>109.44</text:p>
          </table:table-cell>
          <table:table-cell office:value-type="float" office:value="1.99189200316997">
            <text:p>1.99189200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0.52">
            <text:p>110.52</text:p>
          </table:table-cell>
          <table:table-cell office:value-type="float" office:value="5.09053476309042">
            <text:p>5.0905347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1.24">
            <text:p>111.24</text:p>
          </table:table-cell>
          <table:table-cell office:value-type="float" office:value="5.9960130494799">
            <text:p>5.9960130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2.68">
            <text:p>112.68</text:p>
          </table:table-cell>
          <table:table-cell office:value-type="float" office:value="7.16585844529416">
            <text:p>7.1658584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3.04">
            <text:p>113.04</text:p>
          </table:table-cell>
          <table:table-cell office:value-type="float" office:value="2.23846094783049">
            <text:p>2.23846094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4.12">
            <text:p>114.12</text:p>
          </table:table-cell>
          <table:table-cell office:value-type="float" office:value="3.18228367225637">
            <text:p>3.18228367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2">
            <text:p>115.20</text:p>
          </table:table-cell>
          <table:table-cell office:value-type="float" office:value="3.01345175966072">
            <text:p>3.0134517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92">
            <text:p>115.92</text:p>
          </table:table-cell>
          <table:table-cell office:value-type="float" office:value="6.00665814690496">
            <text:p>6.006658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36">
            <text:p>117.36</text:p>
          </table:table-cell>
          <table:table-cell office:value-type="float" office:value="1.99915621831906">
            <text:p>1.99915621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72">
            <text:p>117.72</text:p>
          </table:table-cell>
          <table:table-cell office:value-type="float" office:value="0.942783315962289">
            <text:p>0.94278331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08">
            <text:p>118.08</text:p>
          </table:table-cell>
          <table:table-cell office:value-type="float" office:value="2.25418536773808">
            <text:p>2.2541853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44">
            <text:p>118.44</text:p>
          </table:table-cell>
          <table:table-cell office:value-type="float" office:value="2.1940096291705">
            <text:p>2.1940096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8">
            <text:p>118.80</text:p>
          </table:table-cell>
          <table:table-cell office:value-type="float" office:value="2.98519467620765">
            <text:p>2.98519467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9.16">
            <text:p>119.16</text:p>
          </table:table-cell>
          <table:table-cell office:value-type="float" office:value="6.07727772913574">
            <text:p>6.077277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0.24">
            <text:p>120.24</text:p>
          </table:table-cell>
          <table:table-cell office:value-type="float" office:value="3.51568607882927">
            <text:p>3.51568607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04">
            <text:p>122.04</text:p>
          </table:table-cell>
          <table:table-cell office:value-type="float" office:value="4.42534628157775">
            <text:p>4.42534628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76">
            <text:p>122.76</text:p>
          </table:table-cell>
          <table:table-cell office:value-type="float" office:value="0.946075853765196">
            <text:p>0.94607585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48">
            <text:p>123.48</text:p>
          </table:table-cell>
          <table:table-cell office:value-type="float" office:value="3.18342380884779">
            <text:p>3.18342380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84">
            <text:p>123.84</text:p>
          </table:table-cell>
          <table:table-cell office:value-type="float" office:value="2.03333981691592">
            <text:p>2.03333981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28">
            <text:p>125.28</text:p>
          </table:table-cell>
          <table:table-cell office:value-type="float" office:value="4.38821736098893">
            <text:p>4.38821736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64">
            <text:p>125.64</text:p>
          </table:table-cell>
          <table:table-cell office:value-type="float" office:value="2.1794884223984">
            <text:p>2.17948842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6">
            <text:p>126.00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7.8">
            <text:p>127.80</text:p>
          </table:table-cell>
          <table:table-cell office:value-type="float" office:value="2.21230680971244">
            <text:p>2.2123068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8.88">
            <text:p>128.88</text:p>
          </table:table-cell>
          <table:table-cell office:value-type="float" office:value="1.00469964368534">
            <text:p>1.00469964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6">
            <text:p>129.60</text:p>
          </table:table-cell>
          <table:table-cell office:value-type="float" office:value="6.46724054295116">
            <text:p>6.4672405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96">
            <text:p>129.96</text:p>
          </table:table-cell>
          <table:table-cell office:value-type="float" office:value="2.17739495219133">
            <text:p>2.177394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32">
            <text:p>130.32</text:p>
          </table:table-cell>
          <table:table-cell office:value-type="float" office:value="0.993110501735764">
            <text:p>0.9931105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68">
            <text:p>130.68</text:p>
          </table:table-cell>
          <table:table-cell office:value-type="float" office:value="1.98939868949495">
            <text:p>1.9893986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1.4">
            <text:p>131.40</text:p>
          </table:table-cell>
          <table:table-cell office:value-type="float" office:value="4.82928117332851">
            <text:p>4.82928117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12">
            <text:p>132.12</text:p>
          </table:table-cell>
          <table:table-cell office:value-type="float" office:value="4.1041477749936">
            <text:p>4.10414777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48">
            <text:p>132.48</text:p>
          </table:table-cell>
          <table:table-cell office:value-type="float" office:value="1.9751205636141">
            <text:p>1.9751205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3.92">
            <text:p>133.92</text:p>
          </table:table-cell>
          <table:table-cell office:value-type="float" office:value="1.37525227247171">
            <text:p>1.3752522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4.64">
            <text:p>134.64</text:p>
          </table:table-cell>
          <table:table-cell office:value-type="float" office:value="4.37347282001104">
            <text:p>4.3734728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5.72">
            <text:p>135.72</text:p>
          </table:table-cell>
          <table:table-cell office:value-type="float" office:value="27.0371554663062">
            <text:p>27.03715546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44">
            <text:p>136.44</text:p>
          </table:table-cell>
          <table:table-cell office:value-type="float" office:value="3.58076968916337">
            <text:p>3.58076968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8">
            <text:p>136.80</text:p>
          </table:table-cell>
          <table:table-cell office:value-type="float" office:value="0.940083020605876">
            <text:p>0.94008302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52">
            <text:p>137.52</text:p>
          </table:table-cell>
          <table:table-cell office:value-type="float" office:value="2.22081220887183">
            <text:p>2.22081220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88">
            <text:p>137.88</text:p>
          </table:table-cell>
          <table:table-cell office:value-type="float" office:value="3.65564244888424">
            <text:p>3.6556424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0.76">
            <text:p>140.76</text:p>
          </table:table-cell>
          <table:table-cell office:value-type="float" office:value="3.61764041278704">
            <text:p>3.61764041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1.84">
            <text:p>141.84</text:p>
          </table:table-cell>
          <table:table-cell office:value-type="float" office:value="4.16112195222777">
            <text:p>4.161121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2.2">
            <text:p>142.20</text:p>
          </table:table-cell>
          <table:table-cell office:value-type="float" office:value="5.33984110702065">
            <text:p>5.33984110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3.28">
            <text:p>143.28</text:p>
          </table:table-cell>
          <table:table-cell office:value-type="float" office:value="5.01617608567782">
            <text:p>5.0161760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4.72">
            <text:p>144.72</text:p>
          </table:table-cell>
          <table:table-cell office:value-type="float" office:value="3.17054710225874">
            <text:p>3.17054710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08">
            <text:p>145.08</text:p>
          </table:table-cell>
          <table:table-cell office:value-type="float" office:value="0.931811160151903">
            <text:p>0.93181116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44">
            <text:p>145.44</text:p>
          </table:table-cell>
          <table:table-cell office:value-type="float" office:value="6.91816272730296">
            <text:p>6.918162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8">
            <text:p>145.80</text:p>
          </table:table-cell>
          <table:table-cell office:value-type="float" office:value="2.23561801270053">
            <text:p>2.23561801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16">
            <text:p>146.16</text:p>
          </table:table-cell>
          <table:table-cell office:value-type="float" office:value="6.99255773686781">
            <text:p>6.9925577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52">
            <text:p>146.52</text:p>
          </table:table-cell>
          <table:table-cell office:value-type="float" office:value="11.5771449015481">
            <text:p>11.57714490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24">
            <text:p>147.24</text:p>
          </table:table-cell>
          <table:table-cell office:value-type="float" office:value="5.10042829399576">
            <text:p>5.10042829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6">
            <text:p>147.60</text:p>
          </table:table-cell>
          <table:table-cell office:value-type="float" office:value="1.51567915827961">
            <text:p>1.51567915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04">
            <text:p>149.04</text:p>
          </table:table-cell>
          <table:table-cell office:value-type="float" office:value="9.90392046093655">
            <text:p>9.9039204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4">
            <text:p>149.40</text:p>
          </table:table-cell>
          <table:table-cell office:value-type="float" office:value="4.92167879789768">
            <text:p>4.92167879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0.48">
            <text:p>150.48</text:p>
          </table:table-cell>
          <table:table-cell office:value-type="float" office:value="4.1689212536577">
            <text:p>4.16892125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08">
            <text:p>154.08</text:p>
          </table:table-cell>
          <table:table-cell office:value-type="float" office:value="1.94019844217948">
            <text:p>1.94019844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44">
            <text:p>154.44</text:p>
          </table:table-cell>
          <table:table-cell office:value-type="float" office:value="4.95627720166">
            <text:p>4.9562772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8">
            <text:p>154.80</text:p>
          </table:table-cell>
          <table:table-cell office:value-type="float" office:value="2.27866484417408">
            <text:p>2.27866484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5.88">
            <text:p>155.88</text:p>
          </table:table-cell>
          <table:table-cell office:value-type="float" office:value="0.966635178271157">
            <text:p>0.9666351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6.24">
            <text:p>156.24</text:p>
          </table:table-cell>
          <table:table-cell office:value-type="float" office:value="3.02020939421822">
            <text:p>3.02020939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32">
            <text:p>157.32</text:p>
          </table:table-cell>
          <table:table-cell office:value-type="float" office:value="1.97173252866297">
            <text:p>1.971732528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68">
            <text:p>157.68</text:p>
          </table:table-cell>
          <table:table-cell office:value-type="float" office:value="1.00340833312194">
            <text:p>1.0034083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8.04">
            <text:p>158.04</text:p>
          </table:table-cell>
          <table:table-cell office:value-type="float" office:value="4.94708080655308">
            <text:p>4.94708080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12">
            <text:p>159.12</text:p>
          </table:table-cell>
          <table:table-cell office:value-type="float" office:value="2.26199048734429">
            <text:p>2.26199048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84">
            <text:p>159.84</text:p>
          </table:table-cell>
          <table:table-cell office:value-type="float" office:value="1.38143961139255">
            <text:p>1.3814396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0.56">
            <text:p>160.56</text:p>
          </table:table-cell>
          <table:table-cell office:value-type="float" office:value="1.38885271445345">
            <text:p>1.38885271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28">
            <text:p>161.28</text:p>
          </table:table-cell>
          <table:table-cell office:value-type="float" office:value="2.8767692686407">
            <text:p>2.87676926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64">
            <text:p>161.64</text:p>
          </table:table-cell>
          <table:table-cell office:value-type="float" office:value="1.96255981289328">
            <text:p>1.96255981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">
            <text:p>162.00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36">
            <text:p>162.36</text:p>
          </table:table-cell>
          <table:table-cell office:value-type="float" office:value="4.4093136949215">
            <text:p>4.40931369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72">
            <text:p>162.72</text:p>
          </table:table-cell>
          <table:table-cell office:value-type="float" office:value="4.0505597895501">
            <text:p>4.05055978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44">
            <text:p>163.44</text:p>
          </table:table-cell>
          <table:table-cell office:value-type="float" office:value="3.16932999754297">
            <text:p>3.16932999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8">
            <text:p>163.80</text:p>
          </table:table-cell>
          <table:table-cell office:value-type="float" office:value="1.41260242916518">
            <text:p>1.4126024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24">
            <text:p>165.24</text:p>
          </table:table-cell>
          <table:table-cell office:value-type="float" office:value="1.96514805000171">
            <text:p>1.96514805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96">
            <text:p>165.96</text:p>
          </table:table-cell>
          <table:table-cell office:value-type="float" office:value="7.27308417451702">
            <text:p>7.2730841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32">
            <text:p>166.32</text:p>
          </table:table-cell>
          <table:table-cell office:value-type="float" office:value="5.7329075898394">
            <text:p>5.73290758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68">
            <text:p>166.68</text:p>
          </table:table-cell>
          <table:table-cell office:value-type="float" office:value="4.44962406407188">
            <text:p>4.44962406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7.04">
            <text:p>167.04</text:p>
          </table:table-cell>
          <table:table-cell office:value-type="float" office:value="15.0680523447464">
            <text:p>15.06805234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8.48">
            <text:p>168.48</text:p>
          </table:table-cell>
          <table:table-cell office:value-type="float" office:value="4.13426034199984">
            <text:p>4.13426034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9.92">
            <text:p>169.92</text:p>
          </table:table-cell>
          <table:table-cell office:value-type="float" office:value="2.9665404247136">
            <text:p>2.96654042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36">
            <text:p>171.36</text:p>
          </table:table-cell>
          <table:table-cell office:value-type="float" office:value="4.00707456338269">
            <text:p>4.00707456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72">
            <text:p>171.72</text:p>
          </table:table-cell>
          <table:table-cell office:value-type="float" office:value="8.98804122193622">
            <text:p>8.9880412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2.8">
            <text:p>172.80</text:p>
          </table:table-cell>
          <table:table-cell office:value-type="float" office:value="6.20504088285747">
            <text:p>6.20504088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16">
            <text:p>173.16</text:p>
          </table:table-cell>
          <table:table-cell office:value-type="float" office:value="7.13595187416138">
            <text:p>7.13595187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88">
            <text:p>173.88</text:p>
          </table:table-cell>
          <table:table-cell office:value-type="float" office:value="0.910452429631816">
            <text:p>0.9104524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4.96">
            <text:p>174.96</text:p>
          </table:table-cell>
          <table:table-cell office:value-type="float" office:value="7.54588488787293">
            <text:p>7.5458848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32">
            <text:p>175.32</text:p>
          </table:table-cell>
          <table:table-cell office:value-type="float" office:value="7.03196402794282">
            <text:p>7.03196402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68">
            <text:p>175.68</text:p>
          </table:table-cell>
          <table:table-cell office:value-type="float" office:value="6.72828409335704">
            <text:p>6.72828409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04">
            <text:p>176.04</text:p>
          </table:table-cell>
          <table:table-cell office:value-type="float" office:value="6.09087714685131">
            <text:p>6.090877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4">
            <text:p>176.40</text:p>
          </table:table-cell>
          <table:table-cell office:value-type="float" office:value="6.96859696956819">
            <text:p>6.968596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76">
            <text:p>176.76</text:p>
          </table:table-cell>
          <table:table-cell office:value-type="float" office:value="1.04403308554428">
            <text:p>1.0440330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12">
            <text:p>177.12</text:p>
          </table:table-cell>
          <table:table-cell office:value-type="float" office:value="1.0183240453405">
            <text:p>1.0183240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84">
            <text:p>177.84</text:p>
          </table:table-cell>
          <table:table-cell office:value-type="float" office:value="7.72350384113152">
            <text:p>7.7235038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56">
            <text:p>178.56</text:p>
          </table:table-cell>
          <table:table-cell office:value-type="float" office:value="11.1868332907535">
            <text:p>11.18683329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92">
            <text:p>178.92</text:p>
          </table:table-cell>
          <table:table-cell office:value-type="float" office:value="1.99870335920499">
            <text:p>1.9987033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0.72">
            <text:p>180.72</text:p>
          </table:table-cell>
          <table:table-cell office:value-type="float" office:value="1.99507653644232">
            <text:p>1.99507653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1.8">
            <text:p>181.80</text:p>
          </table:table-cell>
          <table:table-cell office:value-type="float" office:value="2.84926660552956">
            <text:p>2.8492666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52">
            <text:p>182.52</text:p>
          </table:table-cell>
          <table:table-cell office:value-type="float" office:value="2.30497718412145">
            <text:p>2.30497718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88">
            <text:p>182.88</text:p>
          </table:table-cell>
          <table:table-cell office:value-type="float" office:value="7.92387862228081">
            <text:p>7.9238786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3.24">
            <text:p>183.24</text:p>
          </table:table-cell>
          <table:table-cell office:value-type="float" office:value="5.95258106133804">
            <text:p>5.95258106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6.12">
            <text:p>186.12</text:p>
          </table:table-cell>
          <table:table-cell office:value-type="float" office:value="3.17994344953902">
            <text:p>3.1799434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2">
            <text:p>187.20</text:p>
          </table:table-cell>
          <table:table-cell office:value-type="float" office:value="7.0721267645157">
            <text:p>7.07212676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92">
            <text:p>187.92</text:p>
          </table:table-cell>
          <table:table-cell office:value-type="float" office:value="4.35914466787107">
            <text:p>4.3591446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8.28">
            <text:p>188.28</text:p>
          </table:table-cell>
          <table:table-cell office:value-type="float" office:value="4.24591187824214">
            <text:p>4.2459118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">
            <text:p>189.00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.36">
            <text:p>189.36</text:p>
          </table:table-cell>
          <table:table-cell office:value-type="float" office:value="2.24956245212393">
            <text:p>2.2495624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08">
            <text:p>190.08</text:p>
          </table:table-cell>
          <table:table-cell office:value-type="float" office:value="6.99642719028028">
            <text:p>6.9964271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44">
            <text:p>190.44</text:p>
          </table:table-cell>
          <table:table-cell office:value-type="float" office:value="1.11269631851921">
            <text:p>1.11269631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16">
            <text:p>191.16</text:p>
          </table:table-cell>
          <table:table-cell office:value-type="float" office:value="3.52314729884222">
            <text:p>3.52314729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88">
            <text:p>191.88</text:p>
          </table:table-cell>
          <table:table-cell office:value-type="float" office:value="2.3013000806321">
            <text:p>2.30130008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24">
            <text:p>192.24</text:p>
          </table:table-cell>
          <table:table-cell office:value-type="float" office:value="2.00098278149594">
            <text:p>2.00098278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6">
            <text:p>192.60</text:p>
          </table:table-cell>
          <table:table-cell office:value-type="float" office:value="0.987890758213212">
            <text:p>0.98789075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3.32">
            <text:p>193.32</text:p>
          </table:table-cell>
          <table:table-cell office:value-type="float" office:value="0.989135897990246">
            <text:p>0.98913589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4.04">
            <text:p>194.04</text:p>
          </table:table-cell>
          <table:table-cell office:value-type="float" office:value="35.0330407456108">
            <text:p>35.03304074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5.12">
            <text:p>195.12</text:p>
          </table:table-cell>
          <table:table-cell office:value-type="float" office:value="1.40946394475448">
            <text:p>1.4094639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2">
            <text:p>196.20</text:p>
          </table:table-cell>
          <table:table-cell office:value-type="float" office:value="1.40163613430225">
            <text:p>1.4016361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56">
            <text:p>196.56</text:p>
          </table:table-cell>
          <table:table-cell office:value-type="float" office:value="6.47161119130853">
            <text:p>6.47161119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92">
            <text:p>196.92</text:p>
          </table:table-cell>
          <table:table-cell office:value-type="float" office:value="3.15172975220296">
            <text:p>3.1517297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7.64">
            <text:p>197.64</text:p>
          </table:table-cell>
          <table:table-cell office:value-type="float" office:value="2.2976093865192">
            <text:p>2.29760938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8">
            <text:p>198.00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9.08">
            <text:p>199.08</text:p>
          </table:table-cell>
          <table:table-cell office:value-type="float" office:value="3.08640466846963">
            <text:p>3.08640466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0.88">
            <text:p>200.88</text:p>
          </table:table-cell>
          <table:table-cell office:value-type="float" office:value="4.12327466007394">
            <text:p>4.12327466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1.24">
            <text:p>201.24</text:p>
          </table:table-cell>
          <table:table-cell office:value-type="float" office:value="1.43521837425577">
            <text:p>1.43521837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04">
            <text:p>203.04</text:p>
          </table:table-cell>
          <table:table-cell office:value-type="float" office:value="0.961172682962908">
            <text:p>0.9611726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4">
            <text:p>203.40</text:p>
          </table:table-cell>
          <table:table-cell office:value-type="float" office:value="4.41835548880115">
            <text:p>4.41835548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12">
            <text:p>204.12</text:p>
          </table:table-cell>
          <table:table-cell office:value-type="float" office:value="2.03268018825746">
            <text:p>2.0326801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48">
            <text:p>204.48</text:p>
          </table:table-cell>
          <table:table-cell office:value-type="float" office:value="4.98734417082768">
            <text:p>4.9873441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2">
            <text:p>205.20</text:p>
          </table:table-cell>
          <table:table-cell office:value-type="float" office:value="52.3782394173183">
            <text:p>52.37823941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56">
            <text:p>205.56</text:p>
          </table:table-cell>
          <table:table-cell office:value-type="float" office:value="11.73882934657">
            <text:p>11.73882934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">
            <text:p>207.00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.36">
            <text:p>207.36</text:p>
          </table:table-cell>
          <table:table-cell office:value-type="float" office:value="0.928939161431097">
            <text:p>0.9289391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8.08">
            <text:p>208.08</text:p>
          </table:table-cell>
          <table:table-cell office:value-type="float" office:value="3.08616677825024">
            <text:p>3.0861667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16">
            <text:p>209.16</text:p>
          </table:table-cell>
          <table:table-cell office:value-type="float" office:value="5.28630370762621">
            <text:p>5.2863037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88">
            <text:p>209.88</text:p>
          </table:table-cell>
          <table:table-cell office:value-type="float" office:value="4.47047824944997">
            <text:p>4.470478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24">
            <text:p>210.24</text:p>
          </table:table-cell>
          <table:table-cell office:value-type="float" office:value="3.13054383632797">
            <text:p>3.13054383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6">
            <text:p>210.60</text:p>
          </table:table-cell>
          <table:table-cell office:value-type="float" office:value="4.02025245879667">
            <text:p>4.0202524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2.4">
            <text:p>212.40</text:p>
          </table:table-cell>
          <table:table-cell office:value-type="float" office:value="6.81206856441761">
            <text:p>6.8120685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12">
            <text:p>213.12</text:p>
          </table:table-cell>
          <table:table-cell office:value-type="float" office:value="2.19069410200896">
            <text:p>2.19069410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84">
            <text:p>213.84</text:p>
          </table:table-cell>
          <table:table-cell office:value-type="float" office:value="2.24920413655508">
            <text:p>2.249204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2">
            <text:p>214.20</text:p>
          </table:table-cell>
          <table:table-cell office:value-type="float" office:value="2.19433886571869">
            <text:p>2.19433886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56">
            <text:p>214.56</text:p>
          </table:table-cell>
          <table:table-cell office:value-type="float" office:value="6.60902163503486">
            <text:p>6.609021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92">
            <text:p>214.92</text:p>
          </table:table-cell>
          <table:table-cell office:value-type="float" office:value="4.99087096105332">
            <text:p>4.9908709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5.64">
            <text:p>215.64</text:p>
          </table:table-cell>
          <table:table-cell office:value-type="float" office:value="4.98211524107794">
            <text:p>4.9821152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">
            <text:p>216.00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.72">
            <text:p>216.72</text:p>
          </table:table-cell>
          <table:table-cell office:value-type="float" office:value="3.51642682960095">
            <text:p>3.5164268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7.44">
            <text:p>217.44</text:p>
          </table:table-cell>
          <table:table-cell office:value-type="float" office:value="8.20488161173098">
            <text:p>8.20488161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8.52">
            <text:p>218.52</text:p>
          </table:table-cell>
          <table:table-cell office:value-type="float" office:value="4.40788832475142">
            <text:p>4.40788832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32">
            <text:p>220.32</text:p>
          </table:table-cell>
          <table:table-cell office:value-type="float" office:value="1.8515440765363">
            <text:p>1.85154407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68">
            <text:p>220.68</text:p>
          </table:table-cell>
          <table:table-cell office:value-type="float" office:value="2.19107701697103">
            <text:p>2.1910770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4">
            <text:p>221.40</text:p>
          </table:table-cell>
          <table:table-cell office:value-type="float" office:value="4.07790519474964">
            <text:p>4.07790519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76">
            <text:p>221.76</text:p>
          </table:table-cell>
          <table:table-cell office:value-type="float" office:value="0.928479997307253">
            <text:p>0.92847999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12">
            <text:p>222.12</text:p>
          </table:table-cell>
          <table:table-cell office:value-type="float" office:value="0.865612327751143">
            <text:p>0.865612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48">
            <text:p>222.48</text:p>
          </table:table-cell>
          <table:table-cell office:value-type="float" office:value="1.53564337209218">
            <text:p>1.5356433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84">
            <text:p>222.84</text:p>
          </table:table-cell>
          <table:table-cell office:value-type="float" office:value="4.99993291517068">
            <text:p>4.99993291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3.2">
            <text:p>223.20</text:p>
          </table:table-cell>
          <table:table-cell office:value-type="float" office:value="8.92706799684629">
            <text:p>8.92706799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5.36">
            <text:p>225.36</text:p>
          </table:table-cell>
          <table:table-cell office:value-type="float" office:value="2.8023663588171">
            <text:p>2.802366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6.44">
            <text:p>226.44</text:p>
          </table:table-cell>
          <table:table-cell office:value-type="float" office:value="4.46651173076974">
            <text:p>4.4665117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8.6">
            <text:p>228.60</text:p>
          </table:table-cell>
          <table:table-cell office:value-type="float" office:value="8.15909384188456">
            <text:p>8.15909384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9.68">
            <text:p>229.68</text:p>
          </table:table-cell>
          <table:table-cell office:value-type="float" office:value="5.78692260837123">
            <text:p>5.78692260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0.76">
            <text:p>230.76</text:p>
          </table:table-cell>
          <table:table-cell office:value-type="float" office:value="1.41897959581008">
            <text:p>1.41897959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1.48">
            <text:p>231.48</text:p>
          </table:table-cell>
          <table:table-cell office:value-type="float" office:value="5.75562399463193">
            <text:p>5.7556239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28">
            <text:p>233.28</text:p>
          </table:table-cell>
          <table:table-cell office:value-type="float" office:value="0.970721572063129">
            <text:p>0.9707215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64">
            <text:p>233.64</text:p>
          </table:table-cell>
          <table:table-cell office:value-type="float" office:value="0.870139734348517">
            <text:p>0.8701397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36">
            <text:p>234.36</text:p>
          </table:table-cell>
          <table:table-cell office:value-type="float" office:value="4.11668218084299">
            <text:p>4.11668218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72">
            <text:p>234.72</text:p>
          </table:table-cell>
          <table:table-cell office:value-type="float" office:value="2.30550067819245">
            <text:p>2.3055006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5.8">
            <text:p>235.80</text:p>
          </table:table-cell>
          <table:table-cell office:value-type="float" office:value="3.61316843852115">
            <text:p>3.6131684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6.16">
            <text:p>236.16</text:p>
          </table:table-cell>
          <table:table-cell office:value-type="float" office:value="7.71883235684417">
            <text:p>7.71883235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6">
            <text:p>237.60</text:p>
          </table:table-cell>
          <table:table-cell office:value-type="float" office:value="2.24271557776843">
            <text:p>2.24271557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96">
            <text:p>237.96</text:p>
          </table:table-cell>
          <table:table-cell office:value-type="float" office:value="7.89273621000566">
            <text:p>7.89273621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8.68">
            <text:p>238.68</text:p>
          </table:table-cell>
          <table:table-cell office:value-type="float" office:value="2.23741343807801">
            <text:p>2.23741343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04">
            <text:p>239.04</text:p>
          </table:table-cell>
          <table:table-cell office:value-type="float" office:value="7.7006713616424">
            <text:p>7.70067136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4">
            <text:p>239.40</text:p>
          </table:table-cell>
          <table:table-cell office:value-type="float" office:value="3.62473828792216">
            <text:p>3.6247382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76">
            <text:p>239.76</text:p>
          </table:table-cell>
          <table:table-cell office:value-type="float" office:value="15.5915530480156">
            <text:p>15.59155304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12">
            <text:p>240.12</text:p>
          </table:table-cell>
          <table:table-cell office:value-type="float" office:value="1.007298764622">
            <text:p>1.0072987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48">
            <text:p>240.48</text:p>
          </table:table-cell>
          <table:table-cell office:value-type="float" office:value="1.40151234152047">
            <text:p>1.40151234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56">
            <text:p>241.56</text:p>
          </table:table-cell>
          <table:table-cell office:value-type="float" office:value="3.65357941702391">
            <text:p>3.6535794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92">
            <text:p>241.92</text:p>
          </table:table-cell>
          <table:table-cell office:value-type="float" office:value="2.95012352618149">
            <text:p>2.95012352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28">
            <text:p>242.28</text:p>
          </table:table-cell>
          <table:table-cell office:value-type="float" office:value="4.15570525674602">
            <text:p>4.15570525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64">
            <text:p>242.64</text:p>
          </table:table-cell>
          <table:table-cell office:value-type="float" office:value="4.09695894176867">
            <text:p>4.09695894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3">
            <text:p>243.00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4.8">
            <text:p>244.80</text:p>
          </table:table-cell>
          <table:table-cell office:value-type="float" office:value="5.99722827989352">
            <text:p>5.99722827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5.16">
            <text:p>245.16</text:p>
          </table:table-cell>
          <table:table-cell office:value-type="float" office:value="6.37571854927254">
            <text:p>6.37571854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24">
            <text:p>246.24</text:p>
          </table:table-cell>
          <table:table-cell office:value-type="float" office:value="3.11698275655522">
            <text:p>3.1169827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6">
            <text:p>246.60</text:p>
          </table:table-cell>
          <table:table-cell office:value-type="float" office:value="2.82827532118581">
            <text:p>2.82827532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32">
            <text:p>247.32</text:p>
          </table:table-cell>
          <table:table-cell office:value-type="float" office:value="6.32215249638865">
            <text:p>6.32215249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68">
            <text:p>247.68</text:p>
          </table:table-cell>
          <table:table-cell office:value-type="float" office:value="1.98328405132572">
            <text:p>1.98328405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04">
            <text:p>248.04</text:p>
          </table:table-cell>
          <table:table-cell office:value-type="float" office:value="3.05969102012322">
            <text:p>3.05969102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4">
            <text:p>248.40</text:p>
          </table:table-cell>
          <table:table-cell office:value-type="float" office:value="7.28938910758926">
            <text:p>7.2893891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76">
            <text:p>248.76</text:p>
          </table:table-cell>
          <table:table-cell office:value-type="float" office:value="7.30059968763138">
            <text:p>7.30059968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9.12">
            <text:p>249.12</text:p>
          </table:table-cell>
          <table:table-cell office:value-type="float" office:value="1.37602958833152">
            <text:p>1.3760295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0.92">
            <text:p>250.92</text:p>
          </table:table-cell>
          <table:table-cell office:value-type="float" office:value="3.17572166720166">
            <text:p>3.1757216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1.64">
            <text:p>251.64</text:p>
          </table:table-cell>
          <table:table-cell office:value-type="float" office:value="7.22558160798839">
            <text:p>7.2255816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2.36">
            <text:p>252.36</text:p>
          </table:table-cell>
          <table:table-cell office:value-type="float" office:value="3.03178344031439">
            <text:p>3.0317834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08">
            <text:p>253.08</text:p>
          </table:table-cell>
          <table:table-cell office:value-type="float" office:value="26.9699861055125">
            <text:p>26.9699861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44">
            <text:p>253.44</text:p>
          </table:table-cell>
          <table:table-cell office:value-type="float" office:value="13.9698650258189">
            <text:p>13.96986502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8">
            <text:p>253.80</text:p>
          </table:table-cell>
          <table:table-cell office:value-type="float" office:value="1.00489279388172">
            <text:p>1.00489279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16">
            <text:p>254.16</text:p>
          </table:table-cell>
          <table:table-cell office:value-type="float" office:value="4.10956711143367">
            <text:p>4.1095671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52">
            <text:p>254.52</text:p>
          </table:table-cell>
          <table:table-cell office:value-type="float" office:value="1.34100020352639">
            <text:p>1.34100020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88">
            <text:p>254.88</text:p>
          </table:table-cell>
          <table:table-cell office:value-type="float" office:value="7.21122290902936">
            <text:p>7.21122290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6.32">
            <text:p>256.32</text:p>
          </table:table-cell>
          <table:table-cell office:value-type="float" office:value="5.01657242927643">
            <text:p>5.01657242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04">
            <text:p>257.04</text:p>
          </table:table-cell>
          <table:table-cell office:value-type="float" office:value="6.34537025637966">
            <text:p>6.34537025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4">
            <text:p>257.40</text:p>
          </table:table-cell>
          <table:table-cell office:value-type="float" office:value="1.44197228381774">
            <text:p>1.44197228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8.12">
            <text:p>258.12</text:p>
          </table:table-cell>
          <table:table-cell office:value-type="float" office:value="4.31240272538836">
            <text:p>4.31240272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9.2">
            <text:p>259.20</text:p>
          </table:table-cell>
          <table:table-cell office:value-type="float" office:value="34.4391290062529">
            <text:p>34.43912900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0.64">
            <text:p>260.64</text:p>
          </table:table-cell>
          <table:table-cell office:value-type="float" office:value="5.10413484258023">
            <text:p>5.10413484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1.36">
            <text:p>261.36</text:p>
          </table:table-cell>
          <table:table-cell office:value-type="float" office:value="3.93701270727241">
            <text:p>3.93701270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08">
            <text:p>262.08</text:p>
          </table:table-cell>
          <table:table-cell office:value-type="float" office:value="6.27134508562875">
            <text:p>6.2713450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8">
            <text:p>262.80</text:p>
          </table:table-cell>
          <table:table-cell office:value-type="float" office:value="0.989811748429636">
            <text:p>0.989811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4.6">
            <text:p>264.60</text:p>
          </table:table-cell>
          <table:table-cell office:value-type="float" office:value="4.50793059038072">
            <text:p>4.50793059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5.68">
            <text:p>265.68</text:p>
          </table:table-cell>
          <table:table-cell office:value-type="float" office:value="63.9463048831188">
            <text:p>63.9463048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4">
            <text:p>266.40</text:p>
          </table:table-cell>
          <table:table-cell office:value-type="float" office:value="3.17823556719871">
            <text:p>3.1782355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76">
            <text:p>266.76</text:p>
          </table:table-cell>
          <table:table-cell office:value-type="float" office:value="7.88370904029835">
            <text:p>7.8837090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12">
            <text:p>267.12</text:p>
          </table:table-cell>
          <table:table-cell office:value-type="float" office:value="1.85732158449223">
            <text:p>1.85732158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48">
            <text:p>267.48</text:p>
          </table:table-cell>
          <table:table-cell office:value-type="float" office:value="8.51201420089011">
            <text:p>8.51201420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84">
            <text:p>267.84</text:p>
          </table:table-cell>
          <table:table-cell office:value-type="float" office:value="1.08507569607463">
            <text:p>1.08507569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9.28">
            <text:p>269.28</text:p>
          </table:table-cell>
          <table:table-cell office:value-type="float" office:value="0.945959670193554">
            <text:p>0.9459596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">
            <text:p>270.0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36">
            <text:p>270.36</text:p>
          </table:table-cell>
          <table:table-cell office:value-type="float" office:value="10.7556273774385">
            <text:p>10.75562737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72">
            <text:p>270.72</text:p>
          </table:table-cell>
          <table:table-cell office:value-type="float" office:value="14.8538872192083">
            <text:p>14.85388721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1.8">
            <text:p>271.80</text:p>
          </table:table-cell>
          <table:table-cell office:value-type="float" office:value="8.05265965657689">
            <text:p>8.0526596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16">
            <text:p>272.16</text:p>
          </table:table-cell>
          <table:table-cell office:value-type="float" office:value="4.93285183689945">
            <text:p>4.9328518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52">
            <text:p>272.52</text:p>
          </table:table-cell>
          <table:table-cell office:value-type="float" office:value="1.86198102687112">
            <text:p>1.8619810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88">
            <text:p>272.88</text:p>
          </table:table-cell>
          <table:table-cell office:value-type="float" office:value="1.34158326805553">
            <text:p>1.34158326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24">
            <text:p>273.24</text:p>
          </table:table-cell>
          <table:table-cell office:value-type="float" office:value="4.45668033947471">
            <text:p>4.45668033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6">
            <text:p>273.60</text:p>
          </table:table-cell>
          <table:table-cell office:value-type="float" office:value="3.12405296308014">
            <text:p>3.1240529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4.32">
            <text:p>274.32</text:p>
          </table:table-cell>
          <table:table-cell office:value-type="float" office:value="1.03748585479034">
            <text:p>1.03748585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04">
            <text:p>275.04</text:p>
          </table:table-cell>
          <table:table-cell office:value-type="float" office:value="6.34916681671351">
            <text:p>6.34916681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76">
            <text:p>275.76</text:p>
          </table:table-cell>
          <table:table-cell office:value-type="float" office:value="3.95160973702504">
            <text:p>3.95160973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6.84">
            <text:p>276.84</text:p>
          </table:table-cell>
          <table:table-cell office:value-type="float" office:value="2.82950790174661">
            <text:p>2.8295079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8.64">
            <text:p>278.64</text:p>
          </table:table-cell>
          <table:table-cell office:value-type="float" office:value="0.985827327775565">
            <text:p>0.985827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9">
            <text:p>279.00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1.88">
            <text:p>281.88</text:p>
          </table:table-cell>
          <table:table-cell office:value-type="float" office:value="1.00458305861785">
            <text:p>1.00458305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6">
            <text:p>282.60</text:p>
          </table:table-cell>
          <table:table-cell office:value-type="float" office:value="2.78672187048974">
            <text:p>2.78672187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96">
            <text:p>282.96</text:p>
          </table:table-cell>
          <table:table-cell office:value-type="float" office:value="4.40911911387922">
            <text:p>4.40911911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3.68">
            <text:p>283.68</text:p>
          </table:table-cell>
          <table:table-cell office:value-type="float" office:value="3.63722616050868">
            <text:p>3.63722616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4.76">
            <text:p>284.76</text:p>
          </table:table-cell>
          <table:table-cell office:value-type="float" office:value="4.10616399290419">
            <text:p>4.1061639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12">
            <text:p>285.12</text:p>
          </table:table-cell>
          <table:table-cell office:value-type="float" office:value="1.04441974836477">
            <text:p>1.044419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84">
            <text:p>285.84</text:p>
          </table:table-cell>
          <table:table-cell office:value-type="float" office:value="1.36798736496681">
            <text:p>1.3679873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6.92">
            <text:p>286.92</text:p>
          </table:table-cell>
          <table:table-cell office:value-type="float" office:value="4.08106131403843">
            <text:p>4.08106131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7.64">
            <text:p>287.64</text:p>
          </table:table-cell>
          <table:table-cell office:value-type="float" office:value="4.4901504069093">
            <text:p>4.49015040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8.72">
            <text:p>288.72</text:p>
          </table:table-cell>
          <table:table-cell office:value-type="float" office:value="3.11095999602125">
            <text:p>3.1109599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9.8">
            <text:p>289.80</text:p>
          </table:table-cell>
          <table:table-cell office:value-type="float" office:value="5.84074611959592">
            <text:p>5.84074611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0.16">
            <text:p>290.16</text:p>
          </table:table-cell>
          <table:table-cell office:value-type="float" office:value="7.20363823283356">
            <text:p>7.203638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1.6">
            <text:p>291.60</text:p>
          </table:table-cell>
          <table:table-cell office:value-type="float" office:value="8.92089275314091">
            <text:p>8.92089275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12">
            <text:p>294.12</text:p>
          </table:table-cell>
          <table:table-cell office:value-type="float" office:value="2.23658403914018">
            <text:p>2.23658403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48">
            <text:p>294.48</text:p>
          </table:table-cell>
          <table:table-cell office:value-type="float" office:value="3.1057783265614">
            <text:p>3.10577832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84">
            <text:p>294.84</text:p>
          </table:table-cell>
          <table:table-cell office:value-type="float" office:value="3.48994804860187">
            <text:p>3.4899480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36">
            <text:p>297.36</text:p>
          </table:table-cell>
          <table:table-cell office:value-type="float" office:value="1.08607837038268">
            <text:p>1.08607837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72">
            <text:p>297.72</text:p>
          </table:table-cell>
          <table:table-cell office:value-type="float" office:value="10.4320875945695">
            <text:p>10.4320875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08">
            <text:p>298.08</text:p>
          </table:table-cell>
          <table:table-cell office:value-type="float" office:value="1.41571118385809">
            <text:p>1.41571118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44">
            <text:p>298.44</text:p>
          </table:table-cell>
          <table:table-cell office:value-type="float" office:value="2.1935898120938">
            <text:p>2.19358981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8">
            <text:p>298.80</text:p>
          </table:table-cell>
          <table:table-cell office:value-type="float" office:value="1.29264005778532">
            <text:p>1.29264005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16">
            <text:p>299.16</text:p>
          </table:table-cell>
          <table:table-cell office:value-type="float" office:value="5.10851869999307">
            <text:p>5.10851870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52">
            <text:p>299.52</text:p>
          </table:table-cell>
          <table:table-cell office:value-type="float" office:value="0.943618133427177">
            <text:p>0.94361813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88">
            <text:p>299.88</text:p>
          </table:table-cell>
          <table:table-cell office:value-type="float" office:value="3.57633631489078">
            <text:p>3.57633631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0.6">
            <text:p>300.60</text:p>
          </table:table-cell>
          <table:table-cell office:value-type="float" office:value="0.950981675191814">
            <text:p>0.95098167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1.32">
            <text:p>301.32</text:p>
          </table:table-cell>
          <table:table-cell office:value-type="float" office:value="3.18621289597707">
            <text:p>3.1862128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04">
            <text:p>302.04</text:p>
          </table:table-cell>
          <table:table-cell office:value-type="float" office:value="0.949262002845348">
            <text:p>0.94926200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4">
            <text:p>302.40</text:p>
          </table:table-cell>
          <table:table-cell office:value-type="float" office:value="0.98526816795691">
            <text:p>0.9852681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76">
            <text:p>302.76</text:p>
          </table:table-cell>
          <table:table-cell office:value-type="float" office:value="7.82315425923361">
            <text:p>7.8231542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48">
            <text:p>303.48</text:p>
          </table:table-cell>
          <table:table-cell office:value-type="float" office:value="7.7817170216178">
            <text:p>7.7817170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84">
            <text:p>303.84</text:p>
          </table:table-cell>
          <table:table-cell office:value-type="float" office:value="4.44259852451553">
            <text:p>4.44259852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56">
            <text:p>304.56</text:p>
          </table:table-cell>
          <table:table-cell office:value-type="float" office:value="12.0192736219136">
            <text:p>12.0192736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92">
            <text:p>304.92</text:p>
          </table:table-cell>
          <table:table-cell office:value-type="float" office:value="5.98609656606756">
            <text:p>5.98609656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6.36">
            <text:p>306.36</text:p>
          </table:table-cell>
          <table:table-cell office:value-type="float" office:value="7.19644728229961">
            <text:p>7.19644728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24">
            <text:p>309.24</text:p>
          </table:table-cell>
          <table:table-cell office:value-type="float" office:value="1.95673735441166">
            <text:p>1.95673735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6">
            <text:p>309.60</text:p>
          </table:table-cell>
          <table:table-cell office:value-type="float" office:value="16.0278203651754">
            <text:p>16.0278203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96">
            <text:p>309.96</text:p>
          </table:table-cell>
          <table:table-cell office:value-type="float" office:value="0.97544204989591">
            <text:p>0.97544204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0.68">
            <text:p>310.68</text:p>
          </table:table-cell>
          <table:table-cell office:value-type="float" office:value="1.3047769875066">
            <text:p>1.30477698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4">
            <text:p>311.40</text:p>
          </table:table-cell>
          <table:table-cell office:value-type="float" office:value="6.98655640510935">
            <text:p>6.98655640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76">
            <text:p>311.76</text:p>
          </table:table-cell>
          <table:table-cell office:value-type="float" office:value="13.5369642856728">
            <text:p>13.5369642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2.12">
            <text:p>312.12</text:p>
          </table:table-cell>
          <table:table-cell office:value-type="float" office:value="1.43600770023356">
            <text:p>1.43600770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2">
            <text:p>313.20</text:p>
          </table:table-cell>
          <table:table-cell office:value-type="float" office:value="5.54310296790823">
            <text:p>5.5431029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56">
            <text:p>313.56</text:p>
          </table:table-cell>
          <table:table-cell office:value-type="float" office:value="2.93243220409293">
            <text:p>2.93243220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92">
            <text:p>313.92</text:p>
          </table:table-cell>
          <table:table-cell office:value-type="float" office:value="4.46371341082123">
            <text:p>4.46371341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5.72">
            <text:p>315.72</text:p>
          </table:table-cell>
          <table:table-cell office:value-type="float" office:value="5.99848149517944">
            <text:p>5.99848149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44">
            <text:p>316.44</text:p>
          </table:table-cell>
          <table:table-cell office:value-type="float" office:value="5.9874253488785">
            <text:p>5.9874253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8">
            <text:p>316.80</text:p>
          </table:table-cell>
          <table:table-cell office:value-type="float" office:value="6.6434101927118">
            <text:p>6.64341019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7.52">
            <text:p>317.52</text:p>
          </table:table-cell>
          <table:table-cell office:value-type="float" office:value="14.1732825976758">
            <text:p>14.17328259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8.24">
            <text:p>318.24</text:p>
          </table:table-cell>
          <table:table-cell office:value-type="float" office:value="2.83070032234307">
            <text:p>2.8307003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9.32">
            <text:p>319.32</text:p>
          </table:table-cell>
          <table:table-cell office:value-type="float" office:value="2.23604138045499">
            <text:p>2.23604138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04">
            <text:p>320.04</text:p>
          </table:table-cell>
          <table:table-cell office:value-type="float" office:value="2.22289345010871">
            <text:p>2.22289345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4">
            <text:p>320.40</text:p>
          </table:table-cell>
          <table:table-cell office:value-type="float" office:value="4.49751699957924">
            <text:p>4.49751699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1.48">
            <text:p>321.48</text:p>
          </table:table-cell>
          <table:table-cell office:value-type="float" office:value="2.25481857061821">
            <text:p>2.25481857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2.2">
            <text:p>322.20</text:p>
          </table:table-cell>
          <table:table-cell office:value-type="float" office:value="5.74632416519143">
            <text:p>5.7463241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28">
            <text:p>323.28</text:p>
          </table:table-cell>
          <table:table-cell office:value-type="float" office:value="12.2094470889928">
            <text:p>12.20944708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64">
            <text:p>323.64</text:p>
          </table:table-cell>
          <table:table-cell office:value-type="float" office:value="1.40022429932831">
            <text:p>1.40022429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">
            <text:p>324.00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.36">
            <text:p>324.36</text:p>
          </table:table-cell>
          <table:table-cell office:value-type="float" office:value="9.90319146361221">
            <text:p>9.9031914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5.08">
            <text:p>325.08</text:p>
          </table:table-cell>
          <table:table-cell office:value-type="float" office:value="0.989889385626183">
            <text:p>0.9898893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16">
            <text:p>326.16</text:p>
          </table:table-cell>
          <table:table-cell office:value-type="float" office:value="2.94322944156012">
            <text:p>2.94322944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88">
            <text:p>326.88</text:p>
          </table:table-cell>
          <table:table-cell office:value-type="float" office:value="4.93044356766186">
            <text:p>4.9304435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6">
            <text:p>327.60</text:p>
          </table:table-cell>
          <table:table-cell office:value-type="float" office:value="0.850421532320376">
            <text:p>0.85042153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96">
            <text:p>327.96</text:p>
          </table:table-cell>
          <table:table-cell office:value-type="float" office:value="4.47222759105717">
            <text:p>4.47222759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8.32">
            <text:p>328.32</text:p>
          </table:table-cell>
          <table:table-cell office:value-type="float" office:value="4.1370176961605">
            <text:p>4.13701769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9.76">
            <text:p>329.76</text:p>
          </table:table-cell>
          <table:table-cell office:value-type="float" office:value="7.12360758708758">
            <text:p>7.12360758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2">
            <text:p>331.20</text:p>
          </table:table-cell>
          <table:table-cell office:value-type="float" office:value="0.972835137699793">
            <text:p>0.97283513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56">
            <text:p>331.56</text:p>
          </table:table-cell>
          <table:table-cell office:value-type="float" office:value="1.97726387960308">
            <text:p>1.97726387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2.64">
            <text:p>332.64</text:p>
          </table:table-cell>
          <table:table-cell office:value-type="float" office:value="2.91837294458811">
            <text:p>2.91837294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08">
            <text:p>334.08</text:p>
          </table:table-cell>
          <table:table-cell office:value-type="float" office:value="6.35821313662952">
            <text:p>6.358213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44">
            <text:p>334.44</text:p>
          </table:table-cell>
          <table:table-cell office:value-type="float" office:value="2.23126559136493">
            <text:p>2.231265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6.24">
            <text:p>336.24</text:p>
          </table:table-cell>
          <table:table-cell office:value-type="float" office:value="10.8376341213428">
            <text:p>10.83763412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7.68">
            <text:p>337.68</text:p>
          </table:table-cell>
          <table:table-cell office:value-type="float" office:value="2.81324555208213">
            <text:p>2.8132455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4">
            <text:p>338.40</text:p>
          </table:table-cell>
          <table:table-cell office:value-type="float" office:value="3.13628598548068">
            <text:p>3.1362859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76">
            <text:p>338.76</text:p>
          </table:table-cell>
          <table:table-cell office:value-type="float" office:value="9.01680914303791">
            <text:p>9.0168091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12">
            <text:p>339.12</text:p>
          </table:table-cell>
          <table:table-cell office:value-type="float" office:value="6.09995952686766">
            <text:p>6.0999595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84">
            <text:p>339.84</text:p>
          </table:table-cell>
          <table:table-cell office:value-type="float" office:value="13.0780853834653">
            <text:p>13.07808538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44">
            <text:p>343.44</text:p>
          </table:table-cell>
          <table:table-cell office:value-type="float" office:value="2.20544123334943">
            <text:p>2.20544123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8">
            <text:p>343.80</text:p>
          </table:table-cell>
          <table:table-cell office:value-type="float" office:value="1.44518979629332">
            <text:p>1.445189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16">
            <text:p>344.16</text:p>
          </table:table-cell>
          <table:table-cell office:value-type="float" office:value="2.79922865973551">
            <text:p>2.7992286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52">
            <text:p>344.52</text:p>
          </table:table-cell>
          <table:table-cell office:value-type="float" office:value="2.17569157277282">
            <text:p>2.17569157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24">
            <text:p>345.24</text:p>
          </table:table-cell>
          <table:table-cell office:value-type="float" office:value="8.97143628551564">
            <text:p>8.9714362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6">
            <text:p>345.60</text:p>
          </table:table-cell>
          <table:table-cell office:value-type="float" office:value="3.23069211939373">
            <text:p>3.23069211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96">
            <text:p>345.96</text:p>
          </table:table-cell>
          <table:table-cell office:value-type="float" office:value="2.77139859135074">
            <text:p>2.771398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6.68">
            <text:p>346.68</text:p>
          </table:table-cell>
          <table:table-cell office:value-type="float" office:value="5.00141627792923">
            <text:p>5.00141627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7.76">
            <text:p>347.76</text:p>
          </table:table-cell>
          <table:table-cell office:value-type="float" office:value="5.38425615557143">
            <text:p>5.38425615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48">
            <text:p>348.48</text:p>
          </table:table-cell>
          <table:table-cell office:value-type="float" office:value="1.37615134348719">
            <text:p>1.37615134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84">
            <text:p>348.84</text:p>
          </table:table-cell>
          <table:table-cell office:value-type="float" office:value="1.36297616111999">
            <text:p>1.3629761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2">
            <text:p>349.20</text:p>
          </table:table-cell>
          <table:table-cell office:value-type="float" office:value="14.6389909782445">
            <text:p>14.6389909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92">
            <text:p>349.92</text:p>
          </table:table-cell>
          <table:table-cell office:value-type="float" office:value="4.05203566804171">
            <text:p>4.0520356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0.64">
            <text:p>350.64</text:p>
          </table:table-cell>
          <table:table-cell office:value-type="float" office:value="2.20515051967085">
            <text:p>2.20515051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">
            <text:p>351.00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.36">
            <text:p>351.36</text:p>
          </table:table-cell>
          <table:table-cell office:value-type="float" office:value="5.46314235877117">
            <text:p>5.463142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2.8">
            <text:p>352.80</text:p>
          </table:table-cell>
          <table:table-cell office:value-type="float" office:value="2.22013461707631">
            <text:p>2.22013461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6">
            <text:p>354.60</text:p>
          </table:table-cell>
          <table:table-cell office:value-type="float" office:value="4.19731446142583">
            <text:p>4.1973144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96">
            <text:p>354.96</text:p>
          </table:table-cell>
          <table:table-cell office:value-type="float" office:value="19.6661025580422">
            <text:p>19.66610255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5.68">
            <text:p>355.68</text:p>
          </table:table-cell>
          <table:table-cell office:value-type="float" office:value="3.92831646286464">
            <text:p>3.92831646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4">
            <text:p>356.40</text:p>
          </table:table-cell>
          <table:table-cell office:value-type="float" office:value="4.19487300551574">
            <text:p>4.1948730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76">
            <text:p>356.76</text:p>
          </table:table-cell>
          <table:table-cell office:value-type="float" office:value="1.82978602360929">
            <text:p>1.82978602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12">
            <text:p>357.12</text:p>
          </table:table-cell>
          <table:table-cell office:value-type="float" office:value="5.35057967033423">
            <text:p>5.35057967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48">
            <text:p>357.48</text:p>
          </table:table-cell>
          <table:table-cell office:value-type="float" office:value="2.82746673535236">
            <text:p>2.8274667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8.92">
            <text:p>358.92</text:p>
          </table:table-cell>
          <table:table-cell office:value-type="float" office:value="7.17573853137002">
            <text:p>7.17573853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.04">
            <text:p>5.04</text:p>
          </table:table-cell>
          <table:table-cell office:value-type="float" office:value="0.928310412045449">
            <text:p>0.928310412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.48">
            <text:p>6.48</text:p>
          </table:table-cell>
          <table:table-cell office:value-type="float" office:value="8.35074304018087">
            <text:p>8.35074304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.6">
            <text:p>12.60</text:p>
          </table:table-cell>
          <table:table-cell office:value-type="float" office:value="3.70059552502323">
            <text:p>3.70059552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.16">
            <text:p>20.16</text:p>
          </table:table-cell>
          <table:table-cell office:value-type="float" office:value="10.3478205532406">
            <text:p>10.3478205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.6">
            <text:p>21.60</text:p>
          </table:table-cell>
          <table:table-cell office:value-type="float" office:value="6.26498165866362">
            <text:p>6.26498165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.04">
            <text:p>23.04</text:p>
          </table:table-cell>
          <table:table-cell office:value-type="float" office:value="4.84561334297776">
            <text:p>4.8456133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.92">
            <text:p>25.92</text:p>
          </table:table-cell>
          <table:table-cell office:value-type="float" office:value="2.26016801386223">
            <text:p>2.26016801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36">
            <text:p>27.36</text:p>
          </table:table-cell>
          <table:table-cell office:value-type="float" office:value="3.01700939564514">
            <text:p>3.01700939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72">
            <text:p>27.72</text:p>
          </table:table-cell>
          <table:table-cell office:value-type="float" office:value="1.48822643054278">
            <text:p>1.48822643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44">
            <text:p>28.44</text:p>
          </table:table-cell>
          <table:table-cell office:value-type="float" office:value="2.86369415184333">
            <text:p>2.863694151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.16">
            <text:p>29.16</text:p>
          </table:table-cell>
          <table:table-cell office:value-type="float" office:value="3.19325322684834">
            <text:p>3.193253226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04">
            <text:p>32.04</text:p>
          </table:table-cell>
          <table:table-cell office:value-type="float" office:value="24.9702237253939">
            <text:p>24.97022372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4">
            <text:p>32.40</text:p>
          </table:table-cell>
          <table:table-cell office:value-type="float" office:value="3.50935865905725">
            <text:p>3.50935865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0.68">
            <text:p>40.68</text:p>
          </table:table-cell>
          <table:table-cell office:value-type="float" office:value="11.3024527132809">
            <text:p>11.30245271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2.48">
            <text:p>42.48</text:p>
          </table:table-cell>
          <table:table-cell office:value-type="float" office:value="4.24320875061116">
            <text:p>4.24320875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5.72">
            <text:p>45.72</text:p>
          </table:table-cell>
          <table:table-cell office:value-type="float" office:value="7.46981375052587">
            <text:p>7.46981375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6.44">
            <text:p>46.44</text:p>
          </table:table-cell>
          <table:table-cell office:value-type="float" office:value="16.5077061057778">
            <text:p>16.5077061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8.96">
            <text:p>48.96</text:p>
          </table:table-cell>
          <table:table-cell office:value-type="float" office:value="12.531022634483">
            <text:p>12.5310226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0.76">
            <text:p>50.76</text:p>
          </table:table-cell>
          <table:table-cell office:value-type="float" office:value="7.08881018557145">
            <text:p>7.08881018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1.84">
            <text:p>51.84</text:p>
          </table:table-cell>
          <table:table-cell office:value-type="float" office:value="8.0717112104227">
            <text:p>8.07171121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2">
            <text:p>52.20</text:p>
          </table:table-cell>
          <table:table-cell office:value-type="float" office:value="1.00484253919322">
            <text:p>1.004842539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92">
            <text:p>52.92</text:p>
          </table:table-cell>
          <table:table-cell office:value-type="float" office:value="7.0757361693918">
            <text:p>7.07573616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4.36">
            <text:p>54.36</text:p>
          </table:table-cell>
          <table:table-cell office:value-type="float" office:value="1.95735947818688">
            <text:p>1.95735947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6.88">
            <text:p>56.88</text:p>
          </table:table-cell>
          <table:table-cell office:value-type="float" office:value="9.44502302005848">
            <text:p>9.4450230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7.6">
            <text:p>57.60</text:p>
          </table:table-cell>
          <table:table-cell office:value-type="float" office:value="8.49681262571606">
            <text:p>8.496812625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2.28">
            <text:p>62.28</text:p>
          </table:table-cell>
          <table:table-cell office:value-type="float" office:value="4.04240106731281">
            <text:p>4.0424010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4.08">
            <text:p>64.08</text:p>
          </table:table-cell>
          <table:table-cell office:value-type="float" office:value="4.36816459193416">
            <text:p>4.36816459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6.6">
            <text:p>66.60</text:p>
          </table:table-cell>
          <table:table-cell office:value-type="float" office:value="6.09645093385018">
            <text:p>6.09645093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4">
            <text:p>68.40</text:p>
          </table:table-cell>
          <table:table-cell office:value-type="float" office:value="1.98344540051852">
            <text:p>1.98344540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76">
            <text:p>68.76</text:p>
          </table:table-cell>
          <table:table-cell office:value-type="float" office:value="8.92338096975665">
            <text:p>8.92338096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4.16">
            <text:p>74.16</text:p>
          </table:table-cell>
          <table:table-cell office:value-type="float" office:value="1.4424809684899">
            <text:p>1.44248096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7.4">
            <text:p>77.40</text:p>
          </table:table-cell>
          <table:table-cell office:value-type="float" office:value="4.22464968348763">
            <text:p>4.2246496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56">
            <text:p>79.56</text:p>
          </table:table-cell>
          <table:table-cell office:value-type="float" office:value="3.69516048254095">
            <text:p>3.69516048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92">
            <text:p>79.92</text:p>
          </table:table-cell>
          <table:table-cell office:value-type="float" office:value="5.84478631949198">
            <text:p>5.84478631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2">
            <text:p>88.20</text:p>
          </table:table-cell>
          <table:table-cell office:value-type="float" office:value="6.22260464331938">
            <text:p>6.22260464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92">
            <text:p>88.92</text:p>
          </table:table-cell>
          <table:table-cell office:value-type="float" office:value="5.34840780872816">
            <text:p>5.34840780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28">
            <text:p>89.28</text:p>
          </table:table-cell>
          <table:table-cell office:value-type="float" office:value="3.53533290258424">
            <text:p>3.5353329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64">
            <text:p>89.64</text:p>
          </table:table-cell>
          <table:table-cell office:value-type="float" office:value="3.97553655978669">
            <text:p>3.97553655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08">
            <text:p>91.08</text:p>
          </table:table-cell>
          <table:table-cell office:value-type="float" office:value="4.09234599464624">
            <text:p>4.09234599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44">
            <text:p>91.44</text:p>
          </table:table-cell>
          <table:table-cell office:value-type="float" office:value="4.2440472485843">
            <text:p>4.244047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04">
            <text:p>95.04</text:p>
          </table:table-cell>
          <table:table-cell office:value-type="float" office:value="13.9154998032008">
            <text:p>13.91549980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76">
            <text:p>95.76</text:p>
          </table:table-cell>
          <table:table-cell office:value-type="float" office:value="3.16811944369963">
            <text:p>3.168119443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7.2">
            <text:p>97.20</text:p>
          </table:table-cell>
          <table:table-cell office:value-type="float" office:value="3.54602029778006">
            <text:p>3.54602029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9.36">
            <text:p>99.36</text:p>
          </table:table-cell>
          <table:table-cell office:value-type="float" office:value="10.8735938903755">
            <text:p>10.87359389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2.6">
            <text:p>102.60</text:p>
          </table:table-cell>
          <table:table-cell office:value-type="float" office:value="11.1361340048558">
            <text:p>11.13613400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8.72">
            <text:p>108.72</text:p>
          </table:table-cell>
          <table:table-cell office:value-type="float" office:value="7.01062985468306">
            <text:p>7.01062985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0.16">
            <text:p>110.16</text:p>
          </table:table-cell>
          <table:table-cell office:value-type="float" office:value="1.41417390940768">
            <text:p>1.41417390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6">
            <text:p>111.60</text:p>
          </table:table-cell>
          <table:table-cell office:value-type="float" office:value="4.06395347031305">
            <text:p>4.063953470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96">
            <text:p>111.96</text:p>
          </table:table-cell>
          <table:table-cell office:value-type="float" office:value="7.91789757604552">
            <text:p>7.917897576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3.76">
            <text:p>113.76</text:p>
          </table:table-cell>
          <table:table-cell office:value-type="float" office:value="13.1121767312505">
            <text:p>13.11217673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5.56">
            <text:p>115.56</text:p>
          </table:table-cell>
          <table:table-cell office:value-type="float" office:value="14.2242570177277">
            <text:p>14.224257017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9.52">
            <text:p>119.52</text:p>
          </table:table-cell>
          <table:table-cell office:value-type="float" office:value="4.9743462499606">
            <text:p>4.97434625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1.32">
            <text:p>121.32</text:p>
          </table:table-cell>
          <table:table-cell office:value-type="float" office:value="2.93058777713898">
            <text:p>2.9305877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2.4">
            <text:p>122.40</text:p>
          </table:table-cell>
          <table:table-cell office:value-type="float" office:value="17.3341842726208">
            <text:p>17.3341842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3.12">
            <text:p>123.12</text:p>
          </table:table-cell>
          <table:table-cell office:value-type="float" office:value="5.47059131997282">
            <text:p>5.47059132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7.44">
            <text:p>127.44</text:p>
          </table:table-cell>
          <table:table-cell office:value-type="float" office:value="7.48376734039136">
            <text:p>7.48376734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16">
            <text:p>128.16</text:p>
          </table:table-cell>
          <table:table-cell office:value-type="float" office:value="0.980708328611287">
            <text:p>0.98070832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52">
            <text:p>128.52</text:p>
          </table:table-cell>
          <table:table-cell office:value-type="float" office:value="5.19051954399804">
            <text:p>5.19051954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7.16">
            <text:p>137.16</text:p>
          </table:table-cell>
          <table:table-cell office:value-type="float" office:value="3.85984751454262">
            <text:p>3.85984751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8.96">
            <text:p>138.96</text:p>
          </table:table-cell>
          <table:table-cell office:value-type="float" office:value="1.40763226731652">
            <text:p>1.4076322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0.4">
            <text:p>140.40</text:p>
          </table:table-cell>
          <table:table-cell office:value-type="float" office:value="8.97499059309711">
            <text:p>8.97499059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1.48">
            <text:p>141.48</text:p>
          </table:table-cell>
          <table:table-cell office:value-type="float" office:value="5.28955945585991">
            <text:p>5.28955945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2.92">
            <text:p>142.92</text:p>
          </table:table-cell>
          <table:table-cell office:value-type="float" office:value="5.47568024631085">
            <text:p>5.47568024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3.64">
            <text:p>143.64</text:p>
          </table:table-cell>
          <table:table-cell office:value-type="float" office:value="7.7942199163853">
            <text:p>7.7942199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4">
            <text:p>144.00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7.96">
            <text:p>147.96</text:p>
          </table:table-cell>
          <table:table-cell office:value-type="float" office:value="3.14534512783529">
            <text:p>3.14534512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8.68">
            <text:p>148.68</text:p>
          </table:table-cell>
          <table:table-cell office:value-type="float" office:value="3.21214024508739">
            <text:p>3.21214024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9.76">
            <text:p>149.76</text:p>
          </table:table-cell>
          <table:table-cell office:value-type="float" office:value="4.97098245857705">
            <text:p>4.97098245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0.84">
            <text:p>150.84</text:p>
          </table:table-cell>
          <table:table-cell office:value-type="float" office:value="2.23407730655319">
            <text:p>2.234077306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2">
            <text:p>151.20</text:p>
          </table:table-cell>
          <table:table-cell office:value-type="float" office:value="0.898059875142653">
            <text:p>0.8980598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92">
            <text:p>151.92</text:p>
          </table:table-cell>
          <table:table-cell office:value-type="float" office:value="0.88930671912091">
            <text:p>0.88930671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2.28">
            <text:p>152.28</text:p>
          </table:table-cell>
          <table:table-cell office:value-type="float" office:value="4.28723463020866">
            <text:p>4.28723463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">
            <text:p>153.00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.36">
            <text:p>153.36</text:p>
          </table:table-cell>
          <table:table-cell office:value-type="float" office:value="2.04774206446901">
            <text:p>2.04774206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6.6">
            <text:p>156.60</text:p>
          </table:table-cell>
          <table:table-cell office:value-type="float" office:value="4.93277687402611">
            <text:p>4.93277687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8.4">
            <text:p>158.40</text:p>
          </table:table-cell>
          <table:table-cell office:value-type="float" office:value="5.29159335406501">
            <text:p>5.291593354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0.2">
            <text:p>160.20</text:p>
          </table:table-cell>
          <table:table-cell office:value-type="float" office:value="2.24280925629173">
            <text:p>2.24280925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7.4">
            <text:p>167.40</text:p>
          </table:table-cell>
          <table:table-cell office:value-type="float" office:value="2.22981798308128">
            <text:p>2.2298179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9.2">
            <text:p>169.20</text:p>
          </table:table-cell>
          <table:table-cell office:value-type="float" office:value="4.97300622119161">
            <text:p>4.97300622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0.28">
            <text:p>170.28</text:p>
          </table:table-cell>
          <table:table-cell office:value-type="float" office:value="5.6445492949871">
            <text:p>5.64454929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08">
            <text:p>172.08</text:p>
          </table:table-cell>
          <table:table-cell office:value-type="float" office:value="4.23097746533548">
            <text:p>4.23097746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44">
            <text:p>172.44</text:p>
          </table:table-cell>
          <table:table-cell office:value-type="float" office:value="4.0310048344805">
            <text:p>4.0310048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7.48">
            <text:p>177.48</text:p>
          </table:table-cell>
          <table:table-cell office:value-type="float" office:value="10.0270099925442">
            <text:p>10.02700999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08">
            <text:p>181.08</text:p>
          </table:table-cell>
          <table:table-cell office:value-type="float" office:value="0.992454110233822">
            <text:p>0.99245411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44">
            <text:p>181.44</text:p>
          </table:table-cell>
          <table:table-cell office:value-type="float" office:value="2.24448780931587">
            <text:p>2.244487809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4.68">
            <text:p>184.68</text:p>
          </table:table-cell>
          <table:table-cell office:value-type="float" office:value="3.47170143539759">
            <text:p>3.47170143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5.76">
            <text:p>185.76</text:p>
          </table:table-cell>
          <table:table-cell office:value-type="float" office:value="2.82585987708835">
            <text:p>2.8258598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8.64">
            <text:p>188.64</text:p>
          </table:table-cell>
          <table:table-cell office:value-type="float" office:value="2.8247955749492">
            <text:p>2.82479557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0.52">
            <text:p>200.52</text:p>
          </table:table-cell>
          <table:table-cell office:value-type="float" office:value="6.62887719236322">
            <text:p>6.62887719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1.96">
            <text:p>201.96</text:p>
          </table:table-cell>
          <table:table-cell office:value-type="float" office:value="2.16047161696381">
            <text:p>2.160471617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2.68">
            <text:p>202.68</text:p>
          </table:table-cell>
          <table:table-cell office:value-type="float" office:value="4.56831090801694">
            <text:p>4.56831090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3.76">
            <text:p>203.76</text:p>
          </table:table-cell>
          <table:table-cell office:value-type="float" office:value="2.19471593381007">
            <text:p>2.194715933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4.84">
            <text:p>204.84</text:p>
          </table:table-cell>
          <table:table-cell office:value-type="float" office:value="26.9296435369092">
            <text:p>26.929643536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6.28">
            <text:p>206.28</text:p>
          </table:table-cell>
          <table:table-cell office:value-type="float" office:value="7.99875218310097">
            <text:p>7.9987521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44">
            <text:p>208.44</text:p>
          </table:table-cell>
          <table:table-cell office:value-type="float" office:value="2.64315092062821">
            <text:p>2.64315092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8">
            <text:p>208.80</text:p>
          </table:table-cell>
          <table:table-cell office:value-type="float" office:value="4.96913578993429">
            <text:p>4.969135789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1.32">
            <text:p>211.32</text:p>
          </table:table-cell>
          <table:table-cell office:value-type="float" office:value="5.47219517257829">
            <text:p>5.4721951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5.28">
            <text:p>215.28</text:p>
          </table:table-cell>
          <table:table-cell office:value-type="float" office:value="4.88920294225617">
            <text:p>4.8892029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6.36">
            <text:p>216.36</text:p>
          </table:table-cell>
          <table:table-cell office:value-type="float" office:value="2.25391051539164">
            <text:p>2.25391051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7.8">
            <text:p>217.80</text:p>
          </table:table-cell>
          <table:table-cell office:value-type="float" office:value="9.09291532360099">
            <text:p>9.092915323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9.24">
            <text:p>219.24</text:p>
          </table:table-cell>
          <table:table-cell office:value-type="float" office:value="10.7773456826924">
            <text:p>10.77734568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8.96">
            <text:p>228.96</text:p>
          </table:table-cell>
          <table:table-cell office:value-type="float" office:value="2.20887330459621">
            <text:p>2.20887330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9.32">
            <text:p>229.32</text:p>
          </table:table-cell>
          <table:table-cell office:value-type="float" office:value="4.85115501609663">
            <text:p>4.851155016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5.44">
            <text:p>235.44</text:p>
          </table:table-cell>
          <table:table-cell office:value-type="float" office:value="7.2803305385262">
            <text:p>7.28033053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6.52">
            <text:p>236.52</text:p>
          </table:table-cell>
          <table:table-cell office:value-type="float" office:value="7.95000976305686">
            <text:p>7.95000976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0.84">
            <text:p>240.84</text:p>
          </table:table-cell>
          <table:table-cell office:value-type="float" office:value="2.84089053518174">
            <text:p>2.84089053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1.2">
            <text:p>241.20</text:p>
          </table:table-cell>
          <table:table-cell office:value-type="float" office:value="5.01095783549911">
            <text:p>5.01095783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4.44">
            <text:p>244.44</text:p>
          </table:table-cell>
          <table:table-cell office:value-type="float" office:value="4.15279160327401">
            <text:p>4.15279160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9.84">
            <text:p>249.84</text:p>
          </table:table-cell>
          <table:table-cell office:value-type="float" office:value="4.16846581491251">
            <text:p>4.16846581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5.96">
            <text:p>255.96</text:p>
          </table:table-cell>
          <table:table-cell office:value-type="float" office:value="4.39558628114952">
            <text:p>4.39558628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8.48">
            <text:p>258.48</text:p>
          </table:table-cell>
          <table:table-cell office:value-type="float" office:value="7.02673796101207">
            <text:p>7.02673796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9.56">
            <text:p>259.56</text:p>
          </table:table-cell>
          <table:table-cell office:value-type="float" office:value="5.59053902593249">
            <text:p>5.59053902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1">
            <text:p>261.00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3.16">
            <text:p>263.16</text:p>
          </table:table-cell>
          <table:table-cell office:value-type="float" office:value="2.77155936524029">
            <text:p>2.77155936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4.96">
            <text:p>264.96</text:p>
          </table:table-cell>
          <table:table-cell office:value-type="float" office:value="6.28860297510773">
            <text:p>6.2886029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5.32">
            <text:p>265.32</text:p>
          </table:table-cell>
          <table:table-cell office:value-type="float" office:value="6.23473508286144">
            <text:p>6.2347350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2">
            <text:p>268.20</text:p>
          </table:table-cell>
          <table:table-cell office:value-type="float" office:value="0.918884692708633">
            <text:p>0.91888469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92">
            <text:p>268.92</text:p>
          </table:table-cell>
          <table:table-cell office:value-type="float" office:value="1.98403903273351">
            <text:p>1.98403903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9.64">
            <text:p>269.64</text:p>
          </table:table-cell>
          <table:table-cell office:value-type="float" office:value="1.97421899950708">
            <text:p>1.97421899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3.96">
            <text:p>273.96</text:p>
          </table:table-cell>
          <table:table-cell office:value-type="float" office:value="7.65681721471538">
            <text:p>7.65681721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4.68">
            <text:p>274.68</text:p>
          </table:table-cell>
          <table:table-cell office:value-type="float" office:value="44.3504920430188">
            <text:p>44.3504920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5.4">
            <text:p>275.40</text:p>
          </table:table-cell>
          <table:table-cell office:value-type="float" office:value="3.86878120530054">
            <text:p>3.86878120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6.2">
            <text:p>286.20</text:p>
          </table:table-cell>
          <table:table-cell office:value-type="float" office:value="7.87926124551402">
            <text:p>7.87926124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0.88">
            <text:p>290.88</text:p>
          </table:table-cell>
          <table:table-cell office:value-type="float" office:value="2.88839208304902">
            <text:p>2.88839208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1.96">
            <text:p>291.96</text:p>
          </table:table-cell>
          <table:table-cell office:value-type="float" office:value="2.29357474228211">
            <text:p>2.2935747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0.96">
            <text:p>300.96</text:p>
          </table:table-cell>
          <table:table-cell office:value-type="float" office:value="6.23716033939352">
            <text:p>6.23716033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6">
            <text:p>306.00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16">
            <text:p>308.16</text:p>
          </table:table-cell>
          <table:table-cell office:value-type="float" office:value="2.05125809724998">
            <text:p>2.05125809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88">
            <text:p>308.88</text:p>
          </table:table-cell>
          <table:table-cell office:value-type="float" office:value="3.20073532007173">
            <text:p>3.2007353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1.04">
            <text:p>311.04</text:p>
          </table:table-cell>
          <table:table-cell office:value-type="float" office:value="6.52839142553044">
            <text:p>6.5283914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2.48">
            <text:p>312.48</text:p>
          </table:table-cell>
          <table:table-cell office:value-type="float" office:value="2.84626672386428">
            <text:p>2.84626672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0.76">
            <text:p>320.76</text:p>
          </table:table-cell>
          <table:table-cell office:value-type="float" office:value="2.22738353193904">
            <text:p>2.22738353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1.84">
            <text:p>321.84</text:p>
          </table:table-cell>
          <table:table-cell office:value-type="float" office:value="3.10172458293509">
            <text:p>3.1017245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4.72">
            <text:p>324.72</text:p>
          </table:table-cell>
          <table:table-cell office:value-type="float" office:value="2.04964837345696">
            <text:p>2.04964837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8.68">
            <text:p>328.68</text:p>
          </table:table-cell>
          <table:table-cell office:value-type="float" office:value="2.26425526755551">
            <text:p>2.264255267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9.04">
            <text:p>329.04</text:p>
          </table:table-cell>
          <table:table-cell office:value-type="float" office:value="6.22775883471606">
            <text:p>6.22775883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0.12">
            <text:p>330.12</text:p>
          </table:table-cell>
          <table:table-cell office:value-type="float" office:value="4.3263493023688">
            <text:p>4.32634930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3">
            <text:p>333.00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52">
            <text:p>335.52</text:p>
          </table:table-cell>
          <table:table-cell office:value-type="float" office:value="14.0300734474236">
            <text:p>14.030073447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88">
            <text:p>335.88</text:p>
          </table:table-cell>
          <table:table-cell office:value-type="float" office:value="9.98006924423508">
            <text:p>9.980069244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6.96">
            <text:p>336.96</text:p>
          </table:table-cell>
          <table:table-cell office:value-type="float" office:value="2.81443405315601">
            <text:p>2.8144340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8.04">
            <text:p>338.04</text:p>
          </table:table-cell>
          <table:table-cell office:value-type="float" office:value="1.3921158662688">
            <text:p>1.39211586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2.72">
            <text:p>342.72</text:p>
          </table:table-cell>
          <table:table-cell office:value-type="float" office:value="7.61515110284592">
            <text:p>7.615151102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3.08">
            <text:p>343.08</text:p>
          </table:table-cell>
          <table:table-cell office:value-type="float" office:value="3.96038020335008">
            <text:p>3.960380203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04">
            <text:p>347.04</text:p>
          </table:table-cell>
          <table:table-cell office:value-type="float" office:value="2.88099153316797">
            <text:p>2.88099153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4">
            <text:p>347.40</text:p>
          </table:table-cell>
          <table:table-cell office:value-type="float" office:value="1.00837003296274">
            <text:p>1.00837003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1.72">
            <text:p>351.72</text:p>
          </table:table-cell>
          <table:table-cell office:value-type="float" office:value="7.05433323005656">
            <text:p>7.05433323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2.44">
            <text:p>352.44</text:p>
          </table:table-cell>
          <table:table-cell office:value-type="float" office:value="1.92330460256683">
            <text:p>1.9233046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16">
            <text:p>353.16</text:p>
          </table:table-cell>
          <table:table-cell office:value-type="float" office:value="4.98975193503385">
            <text:p>4.98975193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52">
            <text:p>353.52</text:p>
          </table:table-cell>
          <table:table-cell office:value-type="float" office:value="4.98640830580981">
            <text:p>4.9864083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88">
            <text:p>353.88</text:p>
          </table:table-cell>
          <table:table-cell office:value-type="float" office:value="9.93374539152908">
            <text:p>9.93374539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4.24">
            <text:p>354.24</text:p>
          </table:table-cell>
          <table:table-cell office:value-type="float" office:value="12.7013326580058">
            <text:p>12.70133265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5.32">
            <text:p>355.32</text:p>
          </table:table-cell>
          <table:table-cell office:value-type="float" office:value="4.47800431641269">
            <text:p>4.4780043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08">
            <text:p>28.08</text:p>
          </table:table-cell>
          <table:table-cell office:value-type="float" office:value="7.16718254247728">
            <text:p>7.16718254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83.16">
            <text:p>83.16</text:p>
          </table:table-cell>
          <table:table-cell office:value-type="float" office:value="6.26914757707285">
            <text:p>6.269147577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48">
            <text:p>105.48</text:p>
          </table:table-cell>
          <table:table-cell office:value-type="float" office:value="7.12375796179146">
            <text:p>7.12375796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84">
            <text:p>105.84</text:p>
          </table:table-cell>
          <table:table-cell office:value-type="float" office:value="4.11561864972869">
            <text:p>4.11561864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56.96">
            <text:p>156.96</text:p>
          </table:table-cell>
          <table:table-cell office:value-type="float" office:value="4.03155545391045">
            <text:p>4.03155545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16">
            <text:p>164.16</text:p>
          </table:table-cell>
          <table:table-cell office:value-type="float" office:value="2.32899087390907">
            <text:p>2.32899087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52">
            <text:p>164.52</text:p>
          </table:table-cell>
          <table:table-cell office:value-type="float" office:value="5.13646240932952">
            <text:p>5.136462409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86.48">
            <text:p>186.48</text:p>
          </table:table-cell>
          <table:table-cell office:value-type="float" office:value="2.3471142038042">
            <text:p>2.347114203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2.96">
            <text:p>192.96</text:p>
          </table:table-cell>
          <table:table-cell office:value-type="float" office:value="4.28867759812083">
            <text:p>4.288677598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4.76">
            <text:p>194.76</text:p>
          </table:table-cell>
          <table:table-cell office:value-type="float" office:value="0.980154053709802">
            <text:p>0.980154053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21.04">
            <text:p>221.04</text:p>
          </table:table-cell>
          <table:table-cell office:value-type="float" office:value="5.0849650597284">
            <text:p>5.08496505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0.4">
            <text:p>230.40</text:p>
          </table:table-cell>
          <table:table-cell office:value-type="float" office:value="16.1206501124919">
            <text:p>16.12065011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5.08">
            <text:p>235.08</text:p>
          </table:table-cell>
          <table:table-cell office:value-type="float" office:value="8.80492307089691">
            <text:p>8.804923070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68.56">
            <text:p>268.56</text:p>
          </table:table-cell>
          <table:table-cell office:value-type="float" office:value="4.01055104315407">
            <text:p>4.010551043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336.6">
            <text:p>336.60</text:p>
          </table:table-cell>
          <table:table-cell office:value-type="float" office:value="3.51195732673802">
            <text:p>3.511957326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9.56">
            <text:p>169.56</text:p>
          </table:table-cell>
          <table:table-cell office:value-type="float" office:value="22.8433528901256">
            <text:p>22.8433528901</text:p>
          </table:table-cell>
          <table:table-cell office:value-type="float" office:value="13">
            <text:p>13</text:p>
          </table:table-cell>
        </table:table-row>
        <table:table-row table:style-name="ro2" table:number-rows-repeated="104757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3" table:target-range-address="'Tests 2D new'.I1:'Tests 2D new'.K100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0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7:43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3-18T23:32:21</dc:date>
    <meta:editing-duration>PT11H17M1S</meta:editing-duration>
    <meta:editing-cycles>46</meta:editing-cycles>
    <meta:generator>LibreOffice/4.0.6.2$Linux_x86 LibreOffice_project/400m0$Build-2</meta:generator>
    <meta:document-statistic meta:table-count="4" meta:cell-count="5891" meta:object-count="0"/>
  </office:meta>
</office:document-meta>
</file>